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5" style:family="table">
      <style:table-properties style:width="17cm" table:align="margins"/>
    </style:style>
    <style:style style:name="Tabelle35.A" style:family="table-column">
      <style:table-column-properties style:column-width="3.999cm" style:rel-column-width="15414*"/>
    </style:style>
    <style:style style:name="Tabelle35.B" style:family="table-column">
      <style:table-column-properties style:column-width="3.704cm" style:rel-column-width="14279*"/>
    </style:style>
    <style:style style:name="Tabelle35.C" style:family="table-column">
      <style:table-column-properties style:column-width="5.8cm" style:rel-column-width="22357*"/>
    </style:style>
    <style:style style:name="Tabelle35.D" style:family="table-column">
      <style:table-column-properties style:column-width="3.498cm" style:rel-column-width="13485*"/>
    </style:style>
    <style:style style:name="Tabelle35.A1" style:family="table-cell">
      <style:table-cell-properties fo:padding="0cm" fo:border="none"/>
    </style:style>
    <style:style style:name="Tabelle36" style:family="table">
      <style:table-properties style:width="3.493cm" table:align="left"/>
    </style:style>
    <style:style style:name="Tabelle36.A" style:family="table-column">
      <style:table-column-properties style:column-width="1.609cm"/>
    </style:style>
    <style:style style:name="Tabelle36.B" style:family="table-column">
      <style:table-column-properties style:column-width="1.884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7" style:family="table">
      <style:table-properties style:width="3.196cm" table:align="left"/>
    </style:style>
    <style:style style:name="Tabelle37.A" style:family="table-column">
      <style:table-column-properties style:column-width="1.609cm"/>
    </style:style>
    <style:style style:name="Tabelle37.B" style:family="table-column">
      <style:table-column-properties style:column-width="1.588cm"/>
    </style:style>
    <style:style style:name="Tabel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7.B1" style:family="table-cell">
      <style:table-cell-properties fo:background-color="#cccccc" fo:padding="0.097cm" fo:border="0.05pt solid #000000">
        <style:background-image/>
      </style:table-cell-properties>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7.A3" style:family="table-cell">
      <style:table-cell-properties fo:padding="0.097cm" fo:border-left="0.05pt solid #000000" fo:border-right="none"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7.A4" style:family="table-cell">
      <style:table-cell-properties fo:padding="0.097cm" fo:border-left="0.05pt solid #000000" fo:border-right="none" fo:border-top="none" fo:border-bottom="0.05pt solid #000000"/>
    </style:style>
    <style:style style:name="Tabelle37.B4" style:family="table-cell">
      <style:table-cell-properties fo:padding="0.097cm" fo:border-left="0.05pt solid #000000" fo:border-right="0.05pt solid #000000" fo:border-top="none" fo:border-bottom="0.05pt solid #000000"/>
    </style:style>
    <style:style style:name="Tabelle37.A5" style:family="table-cell">
      <style:table-cell-properties fo:padding="0.097cm" fo:border-left="0.05pt solid #000000" fo:border-right="none" fo:border-top="none" fo:border-bottom="0.05pt solid #000000"/>
    </style:style>
    <style:style style:name="Tabelle37.B5" style:family="table-cell">
      <style:table-cell-properties fo:padding="0.097cm" fo:border-left="0.05pt solid #000000" fo:border-right="0.05pt solid #000000" fo:border-top="none" fo:border-bottom="0.05pt solid #000000"/>
    </style:style>
    <style:style style:name="Tabelle38" style:family="table">
      <style:table-properties style:width="5.292cm" table:align="left"/>
    </style:style>
    <style:style style:name="Tabelle38.A" style:family="table-column">
      <style:table-column-properties style:column-width="1.609cm"/>
    </style:style>
    <style:style style:name="Tabelle38.B" style:family="table-column">
      <style:table-column-properties style:column-width="2.201cm"/>
    </style:style>
    <style:style style:name="Tabelle38.C" style:family="table-column">
      <style:table-column-properties style:column-width="1.482cm"/>
    </style:style>
    <style:style style:name="Tabel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cccccc" fo:padding="0.097cm" fo:border="0.05pt solid #000000">
        <style:background-image/>
      </style:table-cell-properties>
    </style:style>
    <style:style style:name="Tabelle38.A2" style:family="table-cell">
      <style:table-cell-properties fo:background-color="#ffff99" fo:padding="0.097cm" fo:border-left="0.05pt solid #000000" fo:border-right="none" fo:border-top="none" fo:border-bottom="0.05pt solid #000000">
        <style:background-image/>
      </style:table-cell-properties>
    </style:style>
    <style:style style:name="Tabelle38.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9" style:family="table">
      <style:table-properties style:width="3.302cm" table:align="left"/>
    </style:style>
    <style:style style:name="Tabelle39.A" style:family="table-column">
      <style:table-column-properties style:column-width="1.503cm"/>
    </style:style>
    <style:style style:name="Tabelle39.B" style:family="table-column">
      <style:table-column-properties style:column-width="1.799cm"/>
    </style:style>
    <style:style style:name="Tabel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9.B1" style:family="table-cell">
      <style:table-cell-properties fo:background-color="#cccccc" fo:padding="0.097cm" fo:border="0.05pt solid #000000">
        <style:background-image/>
      </style:table-cell-properties>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9.A3" style:family="table-cell">
      <style:table-cell-properties fo:background-color="#ffff99" fo:padding="0.097cm" fo:border-left="0.05pt solid #000000" fo:border-right="none" fo:border-top="none" fo:border-bottom="0.05pt solid #000000">
        <style:background-image/>
      </style:table-cell-properties>
    </style:style>
    <style:style style:name="Tabelle39.B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39.A4" style:family="table-cell">
      <style:table-cell-properties fo:padding="0.097cm" fo:border-left="0.05pt solid #000000" fo:border-right="none" fo:border-top="none" fo:border-bottom="0.05pt solid #000000"/>
    </style:style>
    <style:style style:name="Tabelle39.B4" style:family="table-cell">
      <style:table-cell-properties fo:padding="0.097cm" fo:border-left="0.05pt solid #000000" fo:border-right="0.05pt solid #000000" fo:border-top="none" fo:border-bottom="0.05pt solid #000000"/>
    </style:style>
    <style:style style:name="Tabelle40" style:family="table">
      <style:table-properties style:width="15.281cm" fo:margin-left="1.725cm" table:align="left"/>
    </style:style>
    <style:style style:name="Tabelle40.A" style:family="table-column">
      <style:table-column-properties style:column-width="5.678cm"/>
    </style:style>
    <style:style style:name="Tabelle40.B" style:family="table-column">
      <style:table-column-properties style:column-width="3.12cm"/>
    </style:style>
    <style:style style:name="Tabelle40.C" style:family="table-column">
      <style:table-column-properties style:column-width="6.482cm"/>
    </style:style>
    <style:style style:name="Tabelle40.A1" style:family="table-cell">
      <style:table-cell-properties fo:padding="0cm" fo:border="none"/>
    </style:style>
    <style:style style:name="Tabelle41" style:family="table">
      <style:table-properties style:width="5.292cm" table:align="left"/>
    </style:style>
    <style:style style:name="Tabelle41.A" style:family="table-column">
      <style:table-column-properties style:column-width="1.609cm"/>
    </style:style>
    <style:style style:name="Tabelle41.B" style:family="table-column">
      <style:table-column-properties style:column-width="2.201cm"/>
    </style:style>
    <style:style style:name="Tabelle41.C" style:family="table-column">
      <style:table-column-properties style:column-width="1.482cm"/>
    </style:style>
    <style:style style:name="Tabel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1.C1" style:family="table-cell">
      <style:table-cell-properties fo:background-color="#cccccc" fo:padding="0.097cm" fo:border="0.05pt solid #000000">
        <style:background-image/>
      </style:table-cell-properties>
    </style:style>
    <style:style style:name="Tabelle41.A2" style:family="table-cell">
      <style:table-cell-properties fo:padding="0.097cm" fo:border-left="0.05pt solid #000000" fo:border-right="none" fo:border-top="none" fo:border-bottom="0.05pt solid #000000"/>
    </style:style>
    <style:style style:name="Tabelle41.B2" style:family="table-cell">
      <style:table-cell-properties fo:padding="0.097cm" fo:border-left="0.05pt solid #000000" fo:border-right="none" fo:border-top="none" fo:border-bottom="0.05pt solid #000000"/>
    </style:style>
    <style:style style:name="Tabelle41.C2" style:family="table-cell">
      <style:table-cell-properties fo:padding="0.097cm" fo:border-left="0.05pt solid #000000" fo:border-right="0.05pt solid #000000" fo:border-top="none" fo:border-bottom="0.05pt solid #000000"/>
    </style:style>
    <style:style style:name="Tabelle41.A3" style:family="table-cell">
      <style:table-cell-properties fo:background-color="#ffff99" fo:padding="0.097cm" fo:border-left="0.05pt solid #000000" fo:border-right="none" fo:border-top="none" fo:border-bottom="0.05pt solid #000000">
        <style:background-image/>
      </style:table-cell-properties>
    </style:style>
    <style:style style:name="Tabelle41.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1.A4" style:family="table-cell">
      <style:table-cell-properties fo:background-color="#ccffff" fo:padding="0.097cm" fo:border-left="0.05pt solid #000000" fo:border-right="none" fo:border-top="none" fo:border-bottom="0.05pt solid #000000">
        <style:background-image/>
      </style:table-cell-properties>
    </style:style>
    <style:style style:name="Tabelle41.C4"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42" style:family="table">
      <style:table-properties style:width="3.302cm" table:align="left"/>
    </style:style>
    <style:style style:name="Tabelle42.A" style:family="table-column">
      <style:table-column-properties style:column-width="1.503cm"/>
    </style:style>
    <style:style style:name="Tabelle42.B" style:family="table-column">
      <style:table-column-properties style:column-width="1.799cm"/>
    </style:style>
    <style:style style:name="Tabel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cccccc"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0.05pt solid #000000" fo:border-top="none" fo:border-bottom="0.05pt solid #000000"/>
    </style:style>
    <style:style style:name="Tabelle43" style:family="table">
      <style:table-properties style:width="16.995cm" table:align="left"/>
    </style:style>
    <style:style style:name="Tabelle43.A" style:family="table-column">
      <style:table-column-properties style:column-width="2.801cm"/>
    </style:style>
    <style:style style:name="Tabelle43.B" style:family="table-column">
      <style:table-column-properties style:column-width="11.792cm"/>
    </style:style>
    <style:style style:name="Tabelle43.C" style:family="table-column">
      <style:table-column-properties style:column-width="2.402cm"/>
    </style:style>
    <style:style style:name="Tabelle43.A1" style:family="table-cell">
      <style:table-cell-properties fo:padding="0cm" fo:border="none"/>
    </style:style>
    <style:style style:name="Tabelle44" style:family="table">
      <style:table-properties style:width="9.811cm" table:align="left"/>
    </style:style>
    <style:style style:name="Tabelle44.A" style:family="table-column">
      <style:table-column-properties style:column-width="1.709cm"/>
    </style:style>
    <style:style style:name="Tabelle44.B" style:family="table-column">
      <style:table-column-properties style:column-width="2.3cm"/>
    </style:style>
    <style:style style:name="Tabelle44.C" style:family="table-column">
      <style:table-column-properties style:column-width="1.69cm"/>
    </style:style>
    <style:style style:name="Tabelle44.D" style:family="table-column">
      <style:table-column-properties style:column-width="2.198cm"/>
    </style:style>
    <style:style style:name="Tabelle44.E" style:family="table-column">
      <style:table-column-properties style:column-width="1.914cm"/>
    </style:style>
    <style:style style:name="Tabel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4.E1" style:family="table-cell">
      <style:table-cell-properties fo:background-color="#cccccc"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none" fo:border-top="none" fo:border-bottom="0.05pt solid #000000"/>
    </style:style>
    <style:style style:name="Tabelle44.D2" style:family="table-cell">
      <style:table-cell-properties fo:padding="0.097cm" fo:border-left="0.05pt solid #000000" fo:border-right="none" fo:border-top="none" fo:border-bottom="0.05pt solid #000000"/>
    </style:style>
    <style:style style:name="Tabelle44.E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E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E4" style:family="table-cell">
      <style:table-cell-properties fo:padding="0.097cm" fo:border-left="0.05pt solid #000000" fo:border-right="0.05pt solid #000000" fo:border-top="none" fo:border-bottom="0.05pt solid #000000"/>
    </style:style>
    <style:style style:name="Tabelle44.A5" style:family="table-cell">
      <style:table-cell-properties fo:background-color="#ffff99" fo:padding="0.097cm" fo:border-left="0.05pt solid #000000" fo:border-right="none" fo:border-top="none" fo:border-bottom="0.05pt solid #000000">
        <style:background-image/>
      </style:table-cell-properties>
    </style:style>
    <style:style style:name="Tabelle44.D5" style:family="table-cell">
      <style:table-cell-properties fo:padding="0.097cm" fo:border-left="0.05pt solid #000000" fo:border-right="none" fo:border-top="none" fo:border-bottom="0.05pt solid #000000"/>
    </style:style>
    <style:style style:name="Tabelle44.E5" style:family="table-cell">
      <style:table-cell-properties fo:padding="0.097cm" fo:border-left="0.05pt solid #000000" fo:border-right="0.05pt solid #000000"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E6" style:family="table-cell">
      <style:table-cell-properties fo:padding="0.097cm" fo:border-left="0.05pt solid #000000" fo:border-right="0.05pt solid #000000"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E7" style:family="table-cell">
      <style:table-cell-properties fo:padding="0.097cm" fo:border-left="0.05pt solid #000000" fo:border-right="0.05pt solid #000000" fo:border-top="none" fo:border-bottom="0.05pt solid #000000"/>
    </style:style>
    <style:style style:name="Tabelle44.A8" style:family="table-cell">
      <style:table-cell-properties fo:background-color="#ccffff" fo:padding="0.097cm" fo:border-left="0.05pt solid #000000" fo:border-right="none" fo:border-top="none" fo:border-bottom="0.05pt solid #000000">
        <style:background-image/>
      </style:table-cell-properties>
    </style:style>
    <style:style style:name="Tabelle44.D8" style:family="table-cell">
      <style:table-cell-properties fo:padding="0.097cm" fo:border-left="0.05pt solid #000000" fo:border-right="none" fo:border-top="none" fo:border-bottom="0.05pt solid #000000"/>
    </style:style>
    <style:style style:name="Tabelle44.E8" style:family="table-cell">
      <style:table-cell-properties fo:padding="0.097cm" fo:border-left="0.05pt solid #000000" fo:border-right="0.05pt solid #000000"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E9" style:family="table-cell">
      <style:table-cell-properties fo:padding="0.097cm" fo:border-left="0.05pt solid #000000" fo:border-right="0.05pt solid #000000"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E10" style:family="table-cell">
      <style:table-cell-properties fo:padding="0.097cm" fo:border-left="0.05pt solid #000000" fo:border-right="0.05pt solid #000000" fo:border-top="none" fo:border-bottom="0.05pt solid #000000"/>
    </style:style>
    <style:style style:name="Tabelle45" style:family="table">
      <style:table-properties style:width="16.995cm" table:align="left"/>
    </style:style>
    <style:style style:name="Tabelle45.A" style:family="table-column">
      <style:table-column-properties style:column-width="2.801cm"/>
    </style:style>
    <style:style style:name="Tabelle45.B" style:family="table-column">
      <style:table-column-properties style:column-width="11.792cm"/>
    </style:style>
    <style:style style:name="Tabelle45.C" style:family="table-column">
      <style:table-column-properties style:column-width="2.402cm"/>
    </style:style>
    <style:style style:name="Tabelle45.A1" style:family="table-cell">
      <style:table-cell-properties fo:padding="0cm" fo:border="none"/>
    </style:style>
    <style:style style:name="Tabelle46" style:family="table">
      <style:table-properties style:width="9.811cm" table:align="left"/>
    </style:style>
    <style:style style:name="Tabelle46.A" style:family="table-column">
      <style:table-column-properties style:column-width="1.709cm"/>
    </style:style>
    <style:style style:name="Tabelle46.B" style:family="table-column">
      <style:table-column-properties style:column-width="2.3cm"/>
    </style:style>
    <style:style style:name="Tabelle46.C" style:family="table-column">
      <style:table-column-properties style:column-width="1.69cm"/>
    </style:style>
    <style:style style:name="Tabelle46.D" style:family="table-column">
      <style:table-column-properties style:column-width="2.198cm"/>
    </style:style>
    <style:style style:name="Tabelle46.E" style:family="table-column">
      <style:table-column-properties style:column-width="1.914cm"/>
    </style:style>
    <style:style style:name="Tabelle4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6.E1" style:family="table-cell">
      <style:table-cell-properties fo:background-color="#cccccc" fo:padding="0.097cm" fo:border="0.05pt solid #000000">
        <style:background-image/>
      </style:table-cell-properties>
    </style:style>
    <style:style style:name="Tabelle46.A2" style:family="table-cell">
      <style:table-cell-properties fo:background-color="transparent" fo:padding="0.097cm" fo:border-left="0.05pt solid #000000" fo:border-right="none" fo:border-top="none" fo:border-bottom="0.05pt solid #000000">
        <style:background-image/>
      </style:table-cell-properties>
    </style:style>
    <style:style style:name="Tabelle46.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46.A3" style:family="table-cell">
      <style:table-cell-properties fo:background-color="#ffff99" fo:padding="0.097cm" fo:border-left="0.05pt solid #000000" fo:border-right="none" fo:border-top="none" fo:border-bottom="0.05pt solid #000000">
        <style:background-image/>
      </style:table-cell-properties>
    </style:style>
    <style:style style:name="Tabelle46.E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7" style:family="table">
      <style:table-properties style:width="16.995cm" table:align="left"/>
    </style:style>
    <style:style style:name="Tabelle47.A" style:family="table-column">
      <style:table-column-properties style:column-width="2.801cm"/>
    </style:style>
    <style:style style:name="Tabelle47.B" style:family="table-column">
      <style:table-column-properties style:column-width="11.792cm"/>
    </style:style>
    <style:style style:name="Tabelle47.C" style:family="table-column">
      <style:table-column-properties style:column-width="2.402cm"/>
    </style:style>
    <style:style style:name="Tabelle47.A1" style:family="table-cell">
      <style:table-cell-properties fo:padding="0cm" fo:border="none"/>
    </style:style>
    <style:style style:name="Tabelle48" style:family="table">
      <style:table-properties style:width="9.811cm" table:align="left"/>
    </style:style>
    <style:style style:name="Tabelle48.A" style:family="table-column">
      <style:table-column-properties style:column-width="1.709cm"/>
    </style:style>
    <style:style style:name="Tabelle48.B" style:family="table-column">
      <style:table-column-properties style:column-width="2.3cm"/>
    </style:style>
    <style:style style:name="Tabelle48.C" style:family="table-column">
      <style:table-column-properties style:column-width="1.69cm"/>
    </style:style>
    <style:style style:name="Tabelle48.D" style:family="table-column">
      <style:table-column-properties style:column-width="2.198cm"/>
    </style:style>
    <style:style style:name="Tabelle48.E" style:family="table-column">
      <style:table-column-properties style:column-width="1.914cm"/>
    </style:style>
    <style:style style:name="Tabelle4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8.E1" style:family="table-cell">
      <style:table-cell-properties fo:background-color="#cccccc" fo:padding="0.097cm" fo:border="0.05pt solid #000000">
        <style:background-image/>
      </style:table-cell-properties>
    </style:style>
    <style:style style:name="Tabelle48.A2" style:family="table-cell">
      <style:table-cell-properties fo:background-color="#ffff99" fo:padding="0.097cm" fo:border-left="0.05pt solid #000000" fo:border-right="none" fo:border-top="none" fo:border-bottom="0.05pt solid #000000">
        <style:background-image/>
      </style:table-cell-properties>
    </style:style>
    <style:style style:name="Tabelle48.E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2.429cm" style:rel-column-width="9362*"/>
    </style:style>
    <style:style style:name="Tabelle49.G" style:family="table-column">
      <style:table-column-properties style:column-width="2.429cm" style:rel-column-width="9363*"/>
    </style:style>
    <style:style style:name="Tabelle49.A1" style:family="table-cell">
      <style:table-cell-properties fo:background-color="transparent" fo:padding="0.097cm" fo:border="none">
        <style:background-image/>
      </style:table-cell-properties>
    </style:style>
    <style:style style:name="Tabelle49.C1" style:family="table-cell">
      <style:table-cell-properties fo:background-color="transparent" fo:padding="0.097cm" fo:border-left="0.05pt solid #000000" fo:border-right="0.05pt solid #000000" fo:border-top="none" fo:border-bottom="none">
        <style:background-image/>
      </style:table-cell-properties>
    </style:style>
    <style:style style:name="Tabelle49.A2"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9.G2" style:family="table-cell">
      <style:table-cell-properties fo:background-color="#cccccc" fo:padding="0.097cm" fo:border="0.05pt solid #000000">
        <style:background-image/>
      </style:table-cell-properties>
    </style:style>
    <style:style style:name="Tabelle49.A3" style:family="table-cell">
      <style:table-cell-properties fo:padding="0.097cm" fo:border-left="0.05pt solid #000000" fo:border-right="none" fo:border-top="none" fo:border-bottom="0.05pt solid #000000"/>
    </style:style>
    <style:style style:name="Tabelle49.B3" style:family="table-cell">
      <style:table-cell-properties fo:padding="0.097cm" fo:border-left="0.05pt solid #000000" fo:border-right="none" fo:border-top="none" fo:border-bottom="0.05pt solid #000000"/>
    </style:style>
    <style:style style:name="Tabelle49.C3" style:family="table-cell">
      <style:table-cell-properties fo:padding="0.097cm" fo:border-left="0.05pt solid #000000" fo:border-right="none" fo:border-top="none" fo:border-bottom="0.05pt solid #000000"/>
    </style:style>
    <style:style style:name="Tabelle49.D3" style:family="table-cell">
      <style:table-cell-properties fo:padding="0.097cm" fo:border-left="0.05pt solid #000000" fo:border-right="none" fo:border-top="none" fo:border-bottom="0.05pt solid #000000"/>
    </style:style>
    <style:style style:name="Tabelle49.E3" style:family="table-cell">
      <style:table-cell-properties fo:padding="0.097cm" fo:border-left="0.05pt solid #000000" fo:border-right="none" fo:border-top="none" fo:border-bottom="0.05pt solid #000000"/>
    </style:style>
    <style:style style:name="Tabelle49.F3" style:family="table-cell">
      <style:table-cell-properties fo:padding="0.097cm" fo:border-left="0.05pt solid #000000" fo:border-right="none" fo:border-top="none" fo:border-bottom="0.05pt solid #000000"/>
    </style:style>
    <style:style style:name="Tabelle49.G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cbfa8" officeooo:paragraph-rsid="003cbfa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41aa48" officeooo:paragraph-rsid="006d002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41e191" officeooo:paragraph-rsid="006d0025"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43f758" officeooo:paragraph-rsid="006d0025"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4d4ef8" officeooo:paragraph-rsid="006d0025"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58df4d" officeooo:paragraph-rsid="006d0025"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6d0025" officeooo:paragraph-rsid="006d0025"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6d0025" officeooo:paragraph-rsid="006fc464"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6d0025" officeooo:paragraph-rsid="0079eb2e"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06fc464" officeooo:paragraph-rsid="006fc464"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6fc464" officeooo:paragraph-rsid="0073871d"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7285d2" officeooo:paragraph-rsid="007285d2"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73871d" officeooo:paragraph-rsid="0073871d"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73871d" officeooo:paragraph-rsid="0074c67c"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74c67c" officeooo:paragraph-rsid="0074c67c"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7d0b10" officeooo:paragraph-rsid="007d0b10"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665c4c" officeooo:paragraph-rsid="0078e9fe" style:font-size-asian="12pt" style:font-size-complex="12pt"/>
    </style:style>
    <style:style style:name="P20" style:family="paragraph" style:parent-style-name="Table_20_Contents">
      <style:paragraph-properties fo:text-align="start" style:justify-single-word="false"/>
      <style:text-properties style:font-name="Liberation Serif" fo:font-size="12pt" fo:font-weight="bold" officeooo:rsid="0041e191" officeooo:paragraph-rsid="006d002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Liberation Serif" fo:font-size="12pt" fo:font-weight="bold" officeooo:rsid="0041aa48" officeooo:paragraph-rsid="006d0025"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Liberation Serif" fo:font-size="12pt" fo:font-weight="bold" officeooo:rsid="0041aa48" officeooo:paragraph-rsid="0073871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Liberation Serif" fo:font-size="12pt" fo:font-weight="bold" officeooo:rsid="0041aa48" officeooo:paragraph-rsid="0074c67c"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6d0025" style:font-size-asian="12pt" style:font-size-complex="12pt"/>
    </style:style>
    <style:style style:name="P25" style:family="paragraph" style:parent-style-name="Table_20_Contents">
      <style:paragraph-properties fo:text-align="center" style:justify-single-word="false"/>
      <style:text-properties style:font-name="Liberation Serif" fo:font-size="12pt" fo:font-style="italic" style:text-underline-style="none" officeooo:rsid="0074c67c" officeooo:paragraph-rsid="0074c67c" style:font-size-asian="12pt" style:font-style-asian="italic" style:font-size-complex="12pt" style:font-style-complex="italic"/>
    </style:style>
    <style:style style:name="P26" style:family="paragraph" style:parent-style-name="Table_20_Contents">
      <style:paragraph-properties fo:text-align="start" style:justify-single-word="false"/>
      <style:text-properties style:font-name="Liberation Serif" fo:font-size="12pt" fo:font-weight="normal" officeooo:rsid="006fc464" officeooo:paragraph-rsid="0073871d"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Liberation Serif" fo:font-size="12pt" fo:font-weight="normal" officeooo:rsid="006fc464" officeooo:paragraph-rsid="0074c67c"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Liberation Serif" fo:font-size="14pt" officeooo:rsid="0074c67c" officeooo:paragraph-rsid="0074c67c" style:font-size-asian="14pt" style:font-size-complex="14pt"/>
    </style:style>
    <style:style style:name="P29" style:family="paragraph" style:parent-style-name="Table_20_Contents">
      <style:paragraph-properties fo:text-align="start" style:justify-single-word="false"/>
      <style:text-properties style:font-name="Liberation Serif" fo:font-size="10pt" fo:font-weight="bold" officeooo:rsid="0041e191" officeooo:paragraph-rsid="006d0025"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style:font-name="Liberation Serif" fo:font-size="10pt" fo:font-weight="bold" officeooo:rsid="0041e191" officeooo:paragraph-rsid="006fc464"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style:font-name="Liberation Serif" fo:font-size="10pt" fo:font-weight="bold" officeooo:rsid="006fc464" officeooo:paragraph-rsid="006fc464"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07b1612" officeooo:paragraph-rsid="006d0025"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Liberation Serif" fo:font-size="10pt" fo:font-weight="bold" officeooo:rsid="007b1612" officeooo:paragraph-rsid="007c13ae"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Liberation Serif" fo:font-size="10pt" style:text-underline-style="solid" style:text-underline-width="auto" style:text-underline-color="font-color" officeooo:rsid="0041e191" officeooo:paragraph-rsid="006d0025" style:font-size-asian="10pt" style:font-size-complex="10pt"/>
    </style:style>
    <style:style style:name="P35" style:family="paragraph" style:parent-style-name="Table_20_Contents">
      <style:paragraph-properties fo:text-align="start" style:justify-single-word="false"/>
      <style:text-properties style:font-name="Liberation Serif" fo:font-size="10pt" officeooo:rsid="0041e191" officeooo:paragraph-rsid="006d0025" style:font-size-asian="10pt" style:font-size-complex="10pt"/>
    </style:style>
    <style:style style:name="P36" style:family="paragraph" style:parent-style-name="Table_20_Contents">
      <style:paragraph-properties fo:text-align="start" style:justify-single-word="false"/>
      <style:text-properties style:font-name="Liberation Serif" fo:font-size="10pt" officeooo:rsid="0041e191" officeooo:paragraph-rsid="006fc464" style:font-size-asian="10pt" style:font-size-complex="10pt"/>
    </style:style>
    <style:style style:name="P37" style:family="paragraph" style:parent-style-name="Table_20_Contents">
      <style:paragraph-properties fo:text-align="start" style:justify-single-word="false"/>
      <style:text-properties style:font-name="Liberation Serif" fo:font-size="10pt"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06fc464" officeooo:paragraph-rsid="006fc464" style:font-size-asian="10pt" style:font-size-complex="10pt"/>
    </style:style>
    <style:style style:name="P39" style:family="paragraph" style:parent-style-name="Table_20_Contents">
      <style:paragraph-properties fo:text-align="start" style:justify-single-word="false"/>
      <style:text-properties style:font-name="Liberation Serif" fo:font-size="10pt" style:text-underline-style="none" officeooo:rsid="0041e191" officeooo:paragraph-rsid="006d0025" style:font-size-asian="10pt" style:font-size-complex="10pt"/>
    </style:style>
    <style:style style:name="P40" style:family="paragraph" style:parent-style-name="Table_20_Contents">
      <style:paragraph-properties fo:text-align="start" style:justify-single-word="false"/>
      <style:text-properties style:font-name="Liberation Serif" fo:font-size="10pt" style:text-underline-style="none" officeooo:rsid="0041e191" officeooo:paragraph-rsid="006fc464" style:font-size-asian="10pt" style:font-size-complex="10pt"/>
    </style:style>
    <style:style style:name="P41" style:family="paragraph" style:parent-style-name="Table_20_Contents">
      <style:paragraph-properties fo:text-align="start" style:justify-single-word="false"/>
      <style:text-properties style:font-name="Liberation Serif" officeooo:paragraph-rsid="006d0025"/>
    </style:style>
    <style:style style:name="P42" style:family="paragraph" style:parent-style-name="Table_20_Contents">
      <style:paragraph-properties fo:text-align="start" style:justify-single-word="false"/>
      <style:text-properties style:font-name="Liberation Serif" officeooo:rsid="0041e191" officeooo:paragraph-rsid="006d0025"/>
    </style:style>
    <style:style style:name="P43" style:family="paragraph" style:parent-style-name="Table_20_Contents">
      <style:paragraph-properties fo:text-align="start" style:justify-single-word="false"/>
      <style:text-properties style:font-name="Courier New" fo:font-size="12pt" officeooo:rsid="004a08d8" officeooo:paragraph-rsid="007018e2" style:font-size-asian="12pt" style:font-size-complex="12pt"/>
    </style:style>
    <style:style style:name="P44" style:family="paragraph" style:parent-style-name="Table_20_Contents">
      <style:paragraph-properties fo:text-align="start" style:justify-single-word="false"/>
      <style:text-properties style:font-name="Courier New" fo:font-size="12pt" officeooo:rsid="007018e2" officeooo:paragraph-rsid="007018e2" style:font-size-asian="12pt" style:font-size-complex="12pt"/>
    </style:style>
    <style:style style:name="P45" style:family="paragraph" style:parent-style-name="Table_20_Contents">
      <style:paragraph-properties fo:text-align="start" style:justify-single-word="false"/>
      <style:text-properties style:font-name="Courier New" fo:font-size="12pt" fo:font-weight="normal" officeooo:rsid="004a08d8" officeooo:paragraph-rsid="0073871d"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Courier New" fo:font-size="12pt" fo:font-weight="normal" officeooo:rsid="004a08d8" officeooo:paragraph-rsid="0074c67c"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Courier New" fo:font-size="12pt" fo:font-weight="normal" officeooo:rsid="004a08d8" officeooo:paragraph-rsid="00780efc"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Courier New" fo:font-size="12pt" fo:font-weight="normal" officeooo:rsid="004a08d8" officeooo:paragraph-rsid="0078e9fe"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Courier New" fo:font-size="12pt" fo:font-weight="normal" officeooo:rsid="007018e2" officeooo:paragraph-rsid="0073871d"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Courier New" fo:font-size="12pt" fo:font-weight="normal" officeooo:rsid="007018e2" officeooo:paragraph-rsid="00780ef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Courier New" fo:font-size="12pt" fo:font-weight="normal" officeooo:rsid="007018e2" officeooo:paragraph-rsid="0078e9fe"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Courier New" fo:font-size="12pt" fo:font-weight="normal" officeooo:rsid="00780efc" officeooo:paragraph-rsid="0078e9fe"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fo:color="#0000ff" style:font-name="Liberation Serif" fo:font-size="10pt" officeooo:rsid="0041e191" officeooo:paragraph-rsid="006d0025" style:font-size-asian="10pt" style:font-size-complex="10pt"/>
    </style:style>
    <style:style style:name="P54" style:family="paragraph" style:parent-style-name="Table_20_Contents">
      <style:paragraph-properties fo:text-align="start" style:justify-single-word="false"/>
      <style:text-properties fo:color="#ff0000" style:font-name="Liberation Serif" fo:font-size="10pt" officeooo:rsid="0041e191" officeooo:paragraph-rsid="006d0025" style:font-size-asian="10pt" style:font-size-complex="10pt"/>
    </style:style>
    <style:style style:name="P55" style:family="paragraph" style:parent-style-name="Table_20_Contents">
      <style:paragraph-properties fo:text-align="start" style:justify-single-word="false"/>
      <style:text-properties fo:color="#ff0000" style:font-name="Liberation Serif" fo:font-size="10pt" officeooo:rsid="0041e191" officeooo:paragraph-rsid="006fc464" style:font-size-asian="10pt" style:font-size-complex="10pt"/>
    </style:style>
    <style:style style:name="P56" style:family="paragraph" style:parent-style-name="Table_20_Contents">
      <style:paragraph-properties fo:text-align="start" style:justify-single-word="false"/>
      <style:text-properties fo:color="#ff0000" style:font-name="Liberation Serif" fo:font-size="12pt" officeooo:rsid="0041e191" officeooo:paragraph-rsid="006d0025" style:font-size-asian="12pt" style:font-size-complex="12pt"/>
    </style:style>
    <style:style style:name="P57" style:family="paragraph" style:parent-style-name="Table_20_Contents">
      <style:paragraph-properties fo:text-align="start" style:justify-single-word="false"/>
      <style:text-properties fo:color="#ff0000" style:font-name="Liberation Serif" fo:font-size="12pt" style:text-underline-style="solid" style:text-underline-width="auto" style:text-underline-color="font-color" officeooo:rsid="0041e191" officeooo:paragraph-rsid="006d0025" style:font-size-asian="12pt" style:font-size-complex="12pt"/>
    </style:style>
    <style:style style:name="P58" style:family="paragraph" style:parent-style-name="Table_20_Contents">
      <style:paragraph-properties fo:text-align="start" style:justify-single-word="false"/>
      <style:text-properties fo:color="#ff0000" style:font-name="Liberation Serif" officeooo:paragraph-rsid="006d0025"/>
    </style:style>
    <style:style style:name="P59" style:family="paragraph" style:parent-style-name="Table_20_Contents">
      <style:paragraph-properties fo:text-align="start" style:justify-single-word="false"/>
      <style:text-properties fo:color="#00ae00" style:font-name="Liberation Serif" fo:font-size="10pt" officeooo:rsid="0041e191" officeooo:paragraph-rsid="006d0025" style:font-size-asian="10pt" style:font-size-complex="10pt"/>
    </style:style>
    <style:style style:name="P60" style:family="paragraph" style:parent-style-name="Table_20_Contents">
      <style:paragraph-properties fo:text-align="start" style:justify-single-word="false"/>
      <style:text-properties fo:color="#00ae00" style:font-name="Liberation Serif" fo:font-size="12pt" style:text-underline-style="solid" style:text-underline-width="auto" style:text-underline-color="font-color" officeooo:rsid="0041e191" officeooo:paragraph-rsid="006d0025" style:font-size-asian="12pt" style:font-size-complex="12pt"/>
    </style:style>
    <style:style style:name="P61" style:family="paragraph" style:parent-style-name="Table_20_Contents">
      <style:paragraph-properties fo:text-align="start" style:justify-single-word="false"/>
      <style:text-properties fo:color="#00ae00" style:font-name="Liberation Serif" fo:font-size="12pt" officeooo:rsid="0041e191" officeooo:paragraph-rsid="006d0025" style:font-size-asian="12pt" style:font-size-complex="12pt"/>
    </style:style>
    <style:style style:name="P62" style:family="paragraph" style:parent-style-name="Table_20_Contents">
      <style:paragraph-properties fo:text-align="start" style:justify-single-word="false"/>
      <style:text-properties fo:color="#00ae00" style:font-name="Liberation Serif" fo:font-size="12pt" officeooo:rsid="0043f758" officeooo:paragraph-rsid="006d0025" style:font-size-asian="12pt" style:font-size-complex="12pt"/>
    </style:style>
    <style:style style:name="P63" style:family="paragraph" style:parent-style-name="Table_20_Contents">
      <style:paragraph-properties fo:text-align="start" style:justify-single-word="false"/>
      <style:text-properties style:use-window-font-color="true" style:font-name="Liberation Serif" fo:font-size="10pt" officeooo:rsid="0041e191" officeooo:paragraph-rsid="006fc464" style:font-size-asian="10pt" style:font-size-complex="10pt"/>
    </style:style>
    <style:style style:name="P64" style:family="paragraph" style:parent-style-name="Standard">
      <style:paragraph-properties fo:margin-top="0cm" fo:margin-bottom="0cm" loext:contextual-spacing="false" fo:text-align="start" style:justify-single-word="false"/>
      <style:text-properties style:font-name="Liberation Serif" fo:font-size="12pt" fo:font-weight="normal" officeooo:rsid="007285d2" officeooo:paragraph-rsid="007285d2" style:font-size-asian="12pt" style:font-weight-asian="normal" style:font-size-complex="12pt" style:font-weight-complex="normal"/>
    </style:style>
    <style:style style:name="P65"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08173ab"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style:font-name="Liberation Serif" fo:font-size="12pt" officeooo:rsid="006d0025" officeooo:paragraph-rsid="006d0025" style:font-size-asian="12pt" style:font-size-complex="12pt"/>
    </style:style>
    <style:style style:name="P67" style:family="paragraph" style:parent-style-name="Standard">
      <style:paragraph-properties fo:text-align="start" style:justify-single-word="false"/>
      <style:text-properties style:font-name="Liberation Serif" fo:font-size="12pt" officeooo:rsid="006d0025" officeooo:paragraph-rsid="006fc464" style:font-size-asian="12pt" style:font-size-complex="12pt"/>
    </style:style>
    <style:style style:name="P68" style:family="paragraph" style:parent-style-name="Standard">
      <style:text-properties style:font-name="Liberation Serif" fo:font-size="12pt" officeooo:rsid="0078683b" officeooo:paragraph-rsid="008173ab" style:font-size-asian="10.5pt" style:font-size-complex="12pt"/>
    </style:style>
    <style:style style:name="P69"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7285d2" officeooo:paragraph-rsid="007285d2" style:font-size-asian="12pt" style:font-weight-asian="normal" style:font-size-complex="12pt" style:font-weight-complex="normal"/>
    </style:style>
    <style:style style:name="P70" style:family="paragraph" style:parent-style-name="Standard" style:list-style-name="L1">
      <style:paragraph-properties fo:margin-top="0cm" fo:margin-bottom="0cm" loext:contextual-spacing="false" fo:text-align="start" style:justify-single-word="false"/>
      <style:text-properties style:font-name="Liberation Serif" fo:font-size="12pt" fo:font-weight="normal" officeooo:rsid="00734c9b" officeooo:paragraph-rsid="00734c9b" style:font-size-asian="12pt" style:font-weight-asian="normal" style:font-size-complex="12pt" style:font-weight-complex="normal"/>
    </style:style>
    <style:style style:name="P71" style:family="paragraph" style:parent-style-name="Table_20_Contents" style:master-page-name="Standard">
      <style:paragraph-properties fo:text-align="start" style:justify-single-word="false" style:page-number="auto"/>
      <style:text-properties style:font-name="Liberation Serif" fo:font-size="14pt" fo:font-weight="bold" officeooo:rsid="006e4e7c" officeooo:paragraph-rsid="006e4e7c" style:font-size-asian="14pt" style:font-weight-asian="bold" style:font-size-complex="14pt" style:font-weight-complex="bold"/>
    </style:style>
    <style:style style:name="P72" style:family="paragraph" style:parent-style-name="Table_20_Contents" style:master-page-name="Standard">
      <style:paragraph-properties fo:text-align="start" style:justify-single-word="false" style:page-number="auto"/>
      <style:text-properties style:font-name="Liberation Serif" fo:font-size="14pt" officeooo:rsid="006e4e7c" officeooo:paragraph-rsid="0073871d" style:font-size-asian="14pt" style:font-size-complex="14pt"/>
    </style:style>
    <style:style style:name="P73" style:family="paragraph">
      <style:paragraph-properties fo:text-align="center"/>
    </style:style>
    <style:style style:name="P7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7b1612"/>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7018e2" style:font-weight-asian="bold" style:font-weight-complex="bold"/>
    </style:style>
    <style:style style:name="T5" style:family="text">
      <style:text-properties fo:font-weight="bold" officeooo:rsid="0073871d" style:font-weight-asian="bold" style:font-weight-complex="bold"/>
    </style:style>
    <style:style style:name="T6" style:family="text">
      <style:text-properties fo:font-weight="bold" officeooo:rsid="00780efc" style:font-weight-asian="bold" style:font-weight-complex="bold"/>
    </style:style>
    <style:style style:name="T7" style:family="text">
      <style:text-properties fo:font-weight="bold" officeooo:rsid="0078e9fe" style:font-weight-asian="bold" style:font-weight-complex="bold"/>
    </style:style>
    <style:style style:name="T8" style:family="text">
      <style:text-properties fo:font-weight="bold" officeooo:rsid="007b1612" style:font-weight-asian="bold" style:font-weight-complex="bold"/>
    </style:style>
    <style:style style:name="T9" style:family="text">
      <style:text-properties fo:font-weight="bold" officeooo:rsid="007fa7a6"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78e9fe" style:font-style-asian="italic" style:font-style-complex="italic"/>
    </style:style>
    <style:style style:name="T12" style:family="text">
      <style:text-properties style:font-name="Liberation Serif" fo:font-style="italic" officeooo:rsid="0078e9fe" style:font-style-asian="italic" style:font-style-complex="italic"/>
    </style:style>
    <style:style style:name="T13" style:family="text">
      <style:text-properties style:font-name="Liberation Serif" fo:font-style="italic" officeooo:rsid="007c13ae" style:font-style-asian="italic" style:font-style-complex="italic"/>
    </style:style>
    <style:style style:name="T14" style:family="text">
      <style:text-properties style:font-name="Courier New" officeooo:rsid="007018e2"/>
    </style:style>
    <style:style style:name="T15" style:family="text">
      <style:text-properties style:font-name="Courier New" fo:font-weight="bold" officeooo:rsid="007018e2" style:font-weight-asian="bold" style:font-weight-complex="bold"/>
    </style:style>
    <style:style style:name="T16" style:family="text">
      <style:text-properties style:font-name="Courier New" officeooo:rsid="007fa7a6"/>
    </style:style>
    <style:style style:name="T17" style:family="text">
      <style:text-properties fo:font-size="12pt"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officeooo:rsid="006e4e7c"/>
    </style:style>
    <style:style style:name="T20" style:family="text">
      <style:text-properties officeooo:rsid="007018e2"/>
    </style:style>
    <style:style style:name="T21" style:family="text">
      <style:text-properties style:text-underline-style="solid" style:text-underline-width="auto" style:text-underline-color="font-color"/>
    </style:style>
    <style:style style:name="T22" style:family="text">
      <style:text-properties officeooo:rsid="0073871d"/>
    </style:style>
    <style:style style:name="T23" style:family="text">
      <style:text-properties officeooo:rsid="0074c67c"/>
    </style:style>
    <style:style style:name="T24" style:family="text">
      <style:text-properties officeooo:rsid="0076d49e"/>
    </style:style>
    <style:style style:name="T25" style:family="text">
      <style:text-properties officeooo:rsid="00780efc"/>
    </style:style>
    <style:style style:name="T26" style:family="text">
      <style:text-properties officeooo:rsid="0078e9fe"/>
    </style:style>
    <style:style style:name="T27" style:family="text">
      <style:text-properties officeooo:rsid="007bc0e4"/>
    </style:style>
    <style:style style:name="T28" style:family="text">
      <style:text-properties officeooo:rsid="007c13ae"/>
    </style:style>
    <style:style style:name="T29" style:family="text">
      <style:text-properties officeooo:rsid="007d0b10"/>
    </style:style>
    <style:style style:name="T30" style:family="text">
      <style:text-properties officeooo:rsid="007ec054"/>
    </style:style>
    <style:style style:name="T31" style:family="text">
      <style:text-properties officeooo:rsid="007fa7a6"/>
    </style:style>
    <style:style style:name="T32" style:family="text">
      <style:text-properties officeooo:rsid="0080384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officeooo:rsid="00840c47" style:font-style-asian="normal" style:font-style-complex="normal"/>
    </style:style>
    <style:style style:name="T36" style:family="text">
      <style:text-properties fo:font-style="normal" officeooo:rsid="00433024" style:font-style-asian="normal" style:font-style-complex="normal"/>
    </style:style>
    <style:style style:name="T37" style:family="text">
      <style:text-properties fo:font-style="normal" officeooo:rsid="004259cd" style:font-style-asian="normal" style:font-style-complex="normal"/>
    </style:style>
    <style:style style:name="T38" style:family="text">
      <style:text-properties fo:font-style="normal" officeooo:rsid="00383709" style:font-style-asian="normal" style:font-style-complex="normal"/>
    </style:style>
    <style:style style:name="T39" style:family="text">
      <style:text-properties fo:font-style="normal" officeooo:rsid="003fa25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bfragen über mehrere Tabellen</text:p>
      <text:p text:style-name="P21"/>
      <text:p text:style-name="P9">Für viele Abfragen müssen Daten aus mehreren Tabellen miteinander verknüpft werden.</text:p>
      <text:p text:style-name="P9">Wir betrachten noch einmal die Beispieldatenbank einer Universität.</text:p>
      <text:p text:style-name="P11">Eine typische Abfrage wäre z.B. „<text:span text:style-name="T19">Wie heißt der Dozent, der den </text:span>Kurs 'Java' <text:span text:style-name="T19">leitet</text:span>?</text:p>
      <text:p text:style-name="P4"/>
      <table:table table:name="Tabelle35" table:style-name="Tabelle35">
        <table:table-column table:style-name="Tabelle35.A"/>
        <table:table-column table:style-name="Tabelle35.B"/>
        <table:table-column table:style-name="Tabelle35.C"/>
        <table:table-column table:style-name="Tabelle35.D"/>
        <table:table-row>
          <table:table-cell table:style-name="Tabelle35.A1" office:value-type="string">
            <text:p text:style-name="P20">Student</text:p>
            <table:table table:name="Tabelle36" table:style-name="Tabelle36">
              <table:table-column table:style-name="Tabelle36.A"/>
              <table:table-column table:style-name="Tabelle36.B"/>
              <table:table-row>
                <table:table-cell table:style-name="Tabelle36.A1" office:value-type="string">
                  <text:p text:style-name="P24">MatrNr</text:p>
                </table:table-cell>
                <table:table-cell table:style-name="Tabelle36.B1" office:value-type="string">
                  <text:p text:style-name="P5">Name</text:p>
                </table:table-cell>
              </table:table-row>
              <table:table-row>
                <table:table-cell table:style-name="Tabelle36.A4" office:value-type="string">
                  <text:p text:style-name="P7">1011</text:p>
                </table:table-cell>
                <table:table-cell table:style-name="Tabelle36.B3" office:value-type="string">
                  <text:p text:style-name="P8">Schmitz</text:p>
                </table:table-cell>
              </table:table-row>
              <table:table-row>
                <table:table-cell table:style-name="Tabelle36.A4" office:value-type="string">
                  <text:p text:style-name="P5">1012</text:p>
                </table:table-cell>
                <table:table-cell table:style-name="Tabelle36.B3" office:value-type="string">
                  <text:p text:style-name="P5">Müller</text:p>
                </table:table-cell>
              </table:table-row>
              <table:table-row>
                <table:table-cell table:style-name="Tabelle36.A4" office:value-type="string">
                  <text:p text:style-name="P5">1013</text:p>
                </table:table-cell>
                <table:table-cell table:style-name="Tabelle36.B4" office:value-type="string">
                  <text:p text:style-name="P8">Jansen</text:p>
                </table:table-cell>
              </table:table-row>
              <table:table-row>
                <table:table-cell table:style-name="Tabelle36.A5" office:value-type="string">
                  <text:p text:style-name="P5">1014</text:p>
                </table:table-cell>
                <table:table-cell table:style-name="Tabelle36.B5" office:value-type="string">
                  <text:p text:style-name="P8">Meier</text:p>
                </table:table-cell>
              </table:table-row>
            </table:table>
            <text:p text:style-name="P5"/>
          </table:table-cell>
          <table:table-cell table:style-name="Tabelle35.A1" office:value-type="string">
            <text:p text:style-name="P20">besucht</text:p>
            <table:table table:name="Tabelle37" table:style-name="Tabelle37">
              <table:table-column table:style-name="Tabelle37.A"/>
              <table:table-column table:style-name="Tabelle37.B"/>
              <table:table-row>
                <table:table-cell table:style-name="Tabelle37.A1" office:value-type="string">
                  <text:p text:style-name="P24">MatrNr</text:p>
                </table:table-cell>
                <table:table-cell table:style-name="Tabelle37.B1" office:value-type="string">
                  <text:p text:style-name="P24">KursNr</text:p>
                </table:table-cell>
              </table:table-row>
              <table:table-row>
                <table:table-cell table:style-name="Tabelle37.A5" office:value-type="string">
                  <text:p text:style-name="P5">1012</text:p>
                </table:table-cell>
                <table:table-cell table:style-name="Tabelle37.B2" office:value-type="string">
                  <text:p text:style-name="P6">K01</text:p>
                </table:table-cell>
              </table:table-row>
              <table:table-row>
                <table:table-cell table:style-name="Tabelle37.A5" office:value-type="string">
                  <text:p text:style-name="P5">1012</text:p>
                </table:table-cell>
                <table:table-cell table:style-name="Tabelle37.B3" office:value-type="string">
                  <text:p text:style-name="P6">K03</text:p>
                </table:table-cell>
              </table:table-row>
              <table:table-row>
                <table:table-cell table:style-name="Tabelle37.A5" office:value-type="string">
                  <text:p text:style-name="P41">1013</text:p>
                </table:table-cell>
                <table:table-cell table:style-name="Tabelle37.B5" office:value-type="string">
                  <text:p text:style-name="P6">K02</text:p>
                </table:table-cell>
              </table:table-row>
              <table:table-row>
                <table:table-cell table:style-name="Tabelle37.A5" office:value-type="string">
                  <text:p text:style-name="P42">1014</text:p>
                </table:table-cell>
                <table:table-cell table:style-name="Tabelle37.B5" office:value-type="string">
                  <text:p text:style-name="P6">K03</text:p>
                </table:table-cell>
              </table:table-row>
            </table:table>
            <text:p text:style-name="P5"/>
          </table:table-cell>
          <table:table-cell table:style-name="Tabelle35.A1" office:value-type="string">
            <text:p text:style-name="P20">Kurs</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4">KursNr</text:p>
                </table:table-cell>
                <table:table-cell table:style-name="Tabelle38.A1" office:value-type="string">
                  <text:p text:style-name="P5">Titel</text:p>
                </table:table-cell>
                <table:table-cell table:style-name="Tabelle38.C1" office:value-type="string">
                  <text:p text:style-name="P5">PersNr</text:p>
                </table:table-cell>
              </table:table-row>
              <table:table-row>
                <table:table-cell table:style-name="Tabelle38.A2" office:value-type="string">
                  <text:p text:style-name="P5">K01</text:p>
                </table:table-cell>
                <table:table-cell table:style-name="Tabelle38.A2" office:value-type="string">
                  <text:p text:style-name="P5">Java</text:p>
                </table:table-cell>
                <table:table-cell table:style-name="Tabelle38.C2" office:value-type="string">
                  <text:p text:style-name="P56">D02</text:p>
                </table:table-cell>
              </table:table-row>
              <table:table-row>
                <table:table-cell table:style-name="Tabelle38.A3" office:value-type="string">
                  <text:p text:style-name="P5">K02</text:p>
                </table:table-cell>
                <table:table-cell table:style-name="Tabelle38.B3" office:value-type="string">
                  <text:p text:style-name="P5">HTML</text:p>
                </table:table-cell>
                <table:table-cell table:style-name="Tabelle38.C3" office:value-type="string">
                  <text:p text:style-name="P5">D02</text:p>
                </table:table-cell>
              </table:table-row>
              <table:table-row>
                <table:table-cell table:style-name="Tabelle38.A4" office:value-type="string">
                  <text:p text:style-name="P5">K03</text:p>
                </table:table-cell>
                <table:table-cell table:style-name="Tabelle38.B4" office:value-type="string">
                  <text:p text:style-name="P5">Datenbank</text:p>
                </table:table-cell>
                <table:table-cell table:style-name="Tabelle38.C4" office:value-type="string">
                  <text:p text:style-name="P5">D01</text:p>
                </table:table-cell>
              </table:table-row>
            </table:table>
            <text:p text:style-name="P5"/>
          </table:table-cell>
          <table:table-cell table:style-name="Tabelle35.A1" office:value-type="string">
            <text:p text:style-name="P20">Dozent</text:p>
            <table:table table:name="Tabelle39" table:style-name="Tabelle39">
              <table:table-column table:style-name="Tabelle39.A"/>
              <table:table-column table:style-name="Tabelle39.B"/>
              <table:table-row>
                <table:table-cell table:style-name="Tabelle39.A1" office:value-type="string">
                  <text:p text:style-name="P24">PersNr</text:p>
                </table:table-cell>
                <table:table-cell table:style-name="Tabelle39.B1" office:value-type="string">
                  <text:p text:style-name="P5">Name</text:p>
                </table:table-cell>
              </table:table-row>
              <table:table-row>
                <table:table-cell table:style-name="Tabelle39.A4" office:value-type="string">
                  <text:p text:style-name="P5">D01</text:p>
                </table:table-cell>
                <table:table-cell table:style-name="Tabelle39.B4" office:value-type="string">
                  <text:p text:style-name="P5">Wirth</text:p>
                </table:table-cell>
              </table:table-row>
              <table:table-row>
                <table:table-cell table:style-name="Tabelle39.A3" office:value-type="string">
                  <text:p text:style-name="P56">D02</text:p>
                </table:table-cell>
                <table:table-cell table:style-name="Tabelle39.B3" office:value-type="string">
                  <text:p text:style-name="P5">Dijkstra</text:p>
                </table:table-cell>
              </table:table-row>
              <table:table-row>
                <table:table-cell table:style-name="Tabelle39.A4" office:value-type="string">
                  <text:p text:style-name="P5">D03</text:p>
                </table:table-cell>
                <table:table-cell table:style-name="Tabelle39.B4" office:value-type="string">
                  <text:p text:style-name="P5">Knuth</text:p>
                </table:table-cell>
              </table:table-row>
            </table:table>
            <text:p text:style-name="P5"/>
          </table:table-cell>
        </table:table-row>
      </table:table>
      <text:p text:style-name="P4"/>
      <text:p text:style-name="P9"/>
      <text:p text:style-name="P9">Als Mensch würden wir in der Kurs-Tabelle die Personalnummer in der Zeile mit dem Kurs 'Java' nachschauen (das wäre die D02), und anhand der Personalnummer dann den Namen des Dozenten in der Dozenten-Tabelle nachschlagen (Dijkstra).</text:p>
      <text:p text:style-name="P9"/>
      <text:p text:style-name="P9">Man benötigt dazu zwei Schritte. Mit SQL erledigt man solche Abfragen jedoch in einem Schritt <text:span text:style-name="T1">mit einem sog. </text:span><text:span text:style-name="T8">Verbund (Join)</text:span><text:span text:style-name="T1">.</text:span> <text:span text:style-name="T1">Ein Verbund schafft </text:span>aus den beiden betroffenen Tabellen „Kurs“ und „Dozent“ eine neue Tabelle, die das <text:span text:style-name="T3">Kreuzprodukt</text:span> beider Tabellen enthält. </text:p>
      <text:p text:style-name="P9"/>
      <text:p text:style-name="P9">Das Kreuzprodukt kombiniert jeden Datensatz der Kurs-Tabelle mit jedem Datensatz der Dozent-Tabelle – das ergibt <text:span text:style-name="T30">im Beispiel</text:span> 3 x 3 = 9 Datensätze:</text:p>
      <text:p text:style-name="P9"/>
      <table:table table:name="Tabelle40" table:style-name="Tabelle40">
        <table:table-column table:style-name="Tabelle40.A"/>
        <table:table-column table:style-name="Tabelle40.B"/>
        <table:table-column table:style-name="Tabelle40.C"/>
        <table:table-row>
          <table:table-cell table:style-name="Tabelle40.A1" office:value-type="string">
            <text:p text:style-name="P29">Kurs</text:p>
            <table:table table:name="Tabelle41" table:style-name="Tabelle41">
              <table:table-column table:style-name="Tabelle41.A"/>
              <table:table-column table:style-name="Tabelle41.B"/>
              <table:table-column table:style-name="Tabelle41.C"/>
              <table:table-row>
                <table:table-cell table:style-name="Tabelle41.A1" office:value-type="string">
                  <text:p text:style-name="P34">KursNr</text:p>
                </table:table-cell>
                <table:table-cell table:style-name="Tabelle41.A1" office:value-type="string">
                  <text:p text:style-name="P35">Titel</text:p>
                </table:table-cell>
                <table:table-cell table:style-name="Tabelle41.C1" office:value-type="string">
                  <text:p text:style-name="P35">PersNr</text:p>
                </table:table-cell>
              </table:table-row>
              <table:table-row>
                <table:table-cell table:style-name="Tabelle41.A2" office:value-type="string">
                  <text:p text:style-name="P35">K01</text:p>
                </table:table-cell>
                <table:table-cell table:style-name="Tabelle41.B2" office:value-type="string">
                  <text:p text:style-name="P35">Java</text:p>
                </table:table-cell>
                <table:table-cell table:style-name="Tabelle41.C2" office:value-type="string">
                  <text:p text:style-name="P35">D02</text:p>
                </table:table-cell>
              </table:table-row>
              <table:table-row>
                <table:table-cell table:style-name="Tabelle41.A3" office:value-type="string">
                  <text:p text:style-name="P35">K02</text:p>
                </table:table-cell>
                <table:table-cell table:style-name="Tabelle41.A3" office:value-type="string">
                  <text:p text:style-name="P35">HTML</text:p>
                </table:table-cell>
                <table:table-cell table:style-name="Tabelle41.C3" office:value-type="string">
                  <text:p text:style-name="P35">D02</text:p>
                </table:table-cell>
              </table:table-row>
              <table:table-row>
                <table:table-cell table:style-name="Tabelle41.A4" office:value-type="string">
                  <text:p text:style-name="P35">K03</text:p>
                </table:table-cell>
                <table:table-cell table:style-name="Tabelle41.A4" office:value-type="string">
                  <text:p text:style-name="P35">Datenbank</text:p>
                </table:table-cell>
                <table:table-cell table:style-name="Tabelle41.C4" office:value-type="string">
                  <text:p text:style-name="P35">D01</text:p>
                </table:table-cell>
              </table:table-row>
            </table:table>
            <text:p text:style-name="P35"/>
          </table:table-cell>
          <table:table-cell table:style-name="Tabelle40.A1" office:value-type="string">
            <text:p text:style-name="P37"/>
          </table:table-cell>
          <table:table-cell table:style-name="Tabelle40.A1" office:value-type="string">
            <text:p text:style-name="P29">Dozent</text:p>
            <table:table table:name="Tabelle42" table:style-name="Tabelle42">
              <table:table-column table:style-name="Tabelle42.A"/>
              <table:table-column table:style-name="Tabelle42.B"/>
              <table:table-row>
                <table:table-cell table:style-name="Tabelle42.A1" office:value-type="string">
                  <text:p text:style-name="P34">PersNr</text:p>
                </table:table-cell>
                <table:table-cell table:style-name="Tabelle42.B1" office:value-type="string">
                  <text:p text:style-name="P35">Name</text:p>
                </table:table-cell>
              </table:table-row>
              <table:table-row>
                <table:table-cell table:style-name="Tabelle42.A4" office:value-type="string">
                  <text:p text:style-name="P53">D01</text:p>
                </table:table-cell>
                <table:table-cell table:style-name="Tabelle42.B4" office:value-type="string">
                  <text:p text:style-name="P53">Wirth</text:p>
                </table:table-cell>
              </table:table-row>
              <table:table-row>
                <table:table-cell table:style-name="Tabelle42.A4" office:value-type="string">
                  <text:p text:style-name="P54">D02</text:p>
                </table:table-cell>
                <table:table-cell table:style-name="Tabelle42.B4" office:value-type="string">
                  <text:p text:style-name="P54">Dijkstra</text:p>
                </table:table-cell>
              </table:table-row>
              <table:table-row>
                <table:table-cell table:style-name="Tabelle42.A4" office:value-type="string">
                  <text:p text:style-name="P59">D03</text:p>
                </table:table-cell>
                <table:table-cell table:style-name="Tabelle42.B4" office:value-type="string">
                  <text:p text:style-name="P59">Knuth</text:p>
                </table:table-cell>
              </table:table-row>
            </table:table>
            <text:p text:style-name="P35"/>
          </table:table-cell>
        </table:table-row>
      </table:table>
      <text:p text:style-name="P9"><draw:line text:anchor-type="paragraph" draw:z-index="0" draw:name="Form1" draw:style-name="gr1" draw:text-style-name="P73" svg:x1="4.034cm" svg:y1="0.236cm" svg:x2="4.41cm" svg:y2="0.92cm"><text:p/></draw:line><draw:line text:anchor-type="paragraph" draw:z-index="1" draw:name="Form1" draw:style-name="gr1" draw:text-style-name="P73" svg:x1="11.774cm" svg:y1="0.169cm" svg:x2="11.289cm" svg:y2="0.896cm"><text:p/></draw:line></text:p>
      <text:p text:style-name="P9"/>
      <table:table table:name="Tabelle43" table:style-name="Tabelle43">
        <table:table-column table:style-name="Tabelle43.A"/>
        <table:table-column table:style-name="Tabelle43.B"/>
        <table:table-column table:style-name="Tabelle43.C"/>
        <table:table-row>
          <table:table-cell table:style-name="Tabelle43.A1" office:value-type="string">
            <text:p text:style-name="P35"/>
          </table:table-cell>
          <table:table-cell table:style-name="Tabelle43.A1" office:value-type="string">
            <text:p text:style-name="P32">Verbund von Kurs und Dozent (Kreuzprodukt)</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row>
                <table:table-cell table:style-name="Tabelle44.A1" office:value-type="string">
                  <text:p text:style-name="P39">KursNr</text:p>
                </table:table-cell>
                <table:table-cell table:style-name="Tabelle44.A1" office:value-type="string">
                  <text:p text:style-name="P35">Titel</text:p>
                </table:table-cell>
                <table:table-cell table:style-name="Tabelle44.A1" office:value-type="string">
                  <text:p text:style-name="P35">PersNr</text:p>
                </table:table-cell>
                <table:table-cell table:style-name="Tabelle44.A1" office:value-type="string">
                  <text:p text:style-name="P38">PersNr</text:p>
                </table:table-cell>
                <table:table-cell table:style-name="Tabelle44.E1" office:value-type="string">
                  <text:p text:style-name="P38">Name</text:p>
                </table:table-cell>
              </table:table-row>
              <table:table-row>
                <table:table-cell table:style-name="Tabelle44.A3" office:value-type="string">
                  <text:p text:style-name="P35">K01</text:p>
                </table:table-cell>
                <table:table-cell table:style-name="Tabelle44.B3" office:value-type="string">
                  <text:p text:style-name="P35">Java</text:p>
                </table:table-cell>
                <table:table-cell table:style-name="Tabelle44.C2" office:value-type="string">
                  <text:p text:style-name="P35">D02</text:p>
                </table:table-cell>
                <table:table-cell table:style-name="Tabelle44.D2" office:value-type="string">
                  <text:p text:style-name="P53">D01</text:p>
                </table:table-cell>
                <table:table-cell table:style-name="Tabelle44.E2" office:value-type="string">
                  <text:p text:style-name="P53">Wirth</text:p>
                </table:table-cell>
              </table:table-row>
              <table:table-row>
                <table:table-cell table:style-name="Tabelle44.A3" office:value-type="string">
                  <text:p text:style-name="P35">K01</text:p>
                </table:table-cell>
                <table:table-cell table:style-name="Tabelle44.B3" office:value-type="string">
                  <text:p text:style-name="P35">Java</text:p>
                </table:table-cell>
                <table:table-cell table:style-name="Tabelle44.C3" office:value-type="string">
                  <text:p text:style-name="P35">D02</text:p>
                </table:table-cell>
                <table:table-cell table:style-name="Tabelle44.D3" office:value-type="string">
                  <text:p text:style-name="P54">D02</text:p>
                </table:table-cell>
                <table:table-cell table:style-name="Tabelle44.E3" office:value-type="string">
                  <text:p text:style-name="P54">Dijkstra</text:p>
                </table:table-cell>
              </table:table-row>
              <table:table-row>
                <table:table-cell table:style-name="Tabelle44.A4" office:value-type="string">
                  <text:p text:style-name="P35">K01</text:p>
                </table:table-cell>
                <table:table-cell table:style-name="Tabelle44.B4" office:value-type="string">
                  <text:p text:style-name="P35">Java</text:p>
                </table:table-cell>
                <table:table-cell table:style-name="Tabelle44.C4" office:value-type="string">
                  <text:p text:style-name="P35">D02</text:p>
                </table:table-cell>
                <table:table-cell table:style-name="Tabelle44.D10" office:value-type="string">
                  <text:p text:style-name="P59">D03</text:p>
                </table:table-cell>
                <table:table-cell table:style-name="Tabelle44.E10" office:value-type="string">
                  <text:p text:style-name="P59">Knuth</text:p>
                </table:table-cell>
              </table:table-row>
              <table:table-row>
                <table:table-cell table:style-name="Tabelle44.A5" office:value-type="string">
                  <text:p text:style-name="P35">K02</text:p>
                </table:table-cell>
                <table:table-cell table:style-name="Tabelle44.A5" office:value-type="string">
                  <text:p text:style-name="P35">HTML</text:p>
                </table:table-cell>
                <table:table-cell table:style-name="Tabelle44.A5" office:value-type="string">
                  <text:p text:style-name="P35">D02</text:p>
                </table:table-cell>
                <table:table-cell table:style-name="Tabelle44.D10" office:value-type="string">
                  <text:p text:style-name="P53">D01</text:p>
                </table:table-cell>
                <table:table-cell table:style-name="Tabelle44.E10" office:value-type="string">
                  <text:p text:style-name="P53">Wirth</text:p>
                </table:table-cell>
              </table:table-row>
              <table:table-row>
                <table:table-cell table:style-name="Tabelle44.A5" office:value-type="string">
                  <text:p text:style-name="P35">K02</text:p>
                </table:table-cell>
                <table:table-cell table:style-name="Tabelle44.A5" office:value-type="string">
                  <text:p text:style-name="P35">HTML</text:p>
                </table:table-cell>
                <table:table-cell table:style-name="Tabelle44.A5" office:value-type="string">
                  <text:p text:style-name="P35">D02</text:p>
                </table:table-cell>
                <table:table-cell table:style-name="Tabelle44.D10" office:value-type="string">
                  <text:p text:style-name="P54">D02</text:p>
                </table:table-cell>
                <table:table-cell table:style-name="Tabelle44.E10" office:value-type="string">
                  <text:p text:style-name="P54">Dijkstra</text:p>
                </table:table-cell>
              </table:table-row>
              <table:table-row>
                <table:table-cell table:style-name="Tabelle44.A5" office:value-type="string">
                  <text:p text:style-name="P35">K02</text:p>
                </table:table-cell>
                <table:table-cell table:style-name="Tabelle44.A5" office:value-type="string">
                  <text:p text:style-name="P35">HTML</text:p>
                </table:table-cell>
                <table:table-cell table:style-name="Tabelle44.A5" office:value-type="string">
                  <text:p text:style-name="P35">D02</text:p>
                </table:table-cell>
                <table:table-cell table:style-name="Tabelle44.D10" office:value-type="string">
                  <text:p text:style-name="P59">D03</text:p>
                </table:table-cell>
                <table:table-cell table:style-name="Tabelle44.E10" office:value-type="string">
                  <text:p text:style-name="P59">Knuth</text:p>
                </table:table-cell>
              </table:table-row>
              <table:table-row>
                <table:table-cell table:style-name="Tabelle44.A8" office:value-type="string">
                  <text:p text:style-name="P35">K03</text:p>
                </table:table-cell>
                <table:table-cell table:style-name="Tabelle44.A8" office:value-type="string">
                  <text:p text:style-name="P35">Datenbank</text:p>
                </table:table-cell>
                <table:table-cell table:style-name="Tabelle44.A8" office:value-type="string">
                  <text:p text:style-name="P35">D01</text:p>
                </table:table-cell>
                <table:table-cell table:style-name="Tabelle44.D10" office:value-type="string">
                  <text:p text:style-name="P53">D01</text:p>
                </table:table-cell>
                <table:table-cell table:style-name="Tabelle44.E10" office:value-type="string">
                  <text:p text:style-name="P53">Wirth</text:p>
                </table:table-cell>
              </table:table-row>
              <table:table-row>
                <table:table-cell table:style-name="Tabelle44.A8" office:value-type="string">
                  <text:p text:style-name="P35">K03</text:p>
                </table:table-cell>
                <table:table-cell table:style-name="Tabelle44.A8" office:value-type="string">
                  <text:p text:style-name="P35">Datenbank</text:p>
                </table:table-cell>
                <table:table-cell table:style-name="Tabelle44.A8" office:value-type="string">
                  <text:p text:style-name="P35">D01</text:p>
                </table:table-cell>
                <table:table-cell table:style-name="Tabelle44.D10" office:value-type="string">
                  <text:p text:style-name="P54">D02</text:p>
                </table:table-cell>
                <table:table-cell table:style-name="Tabelle44.E10" office:value-type="string">
                  <text:p text:style-name="P54">Dijkstra</text:p>
                </table:table-cell>
              </table:table-row>
              <table:table-row>
                <table:table-cell table:style-name="Tabelle44.A8" office:value-type="string">
                  <text:p text:style-name="P35">K03</text:p>
                </table:table-cell>
                <table:table-cell table:style-name="Tabelle44.A8" office:value-type="string">
                  <text:p text:style-name="P35">Datenbank</text:p>
                </table:table-cell>
                <table:table-cell table:style-name="Tabelle44.A8" office:value-type="string">
                  <text:p text:style-name="P35">D01</text:p>
                </table:table-cell>
                <table:table-cell table:style-name="Tabelle44.D10" office:value-type="string">
                  <text:p text:style-name="P59">D03</text:p>
                </table:table-cell>
                <table:table-cell table:style-name="Tabelle44.E10" office:value-type="string">
                  <text:p text:style-name="P59">Knuth</text:p>
                </table:table-cell>
              </table:table-row>
            </table:table>
            <text:p text:style-name="P35"/>
          </table:table-cell>
          <table:table-cell table:style-name="Tabelle43.A1" office:value-type="string">
            <text:p text:style-name="P35"/>
          </table:table-cell>
        </table:table-row>
      </table:table>
      <text:p text:style-name="P66"/>
      <text:p text:style-name="P9"/>
      <text:p text:style-name="P12"><text:soft-page-break/>Von diesen 9 Datensätzen sind nicht alle sinnvoll, sondern nur die, bei denen die Personalnummer für die Kurse mit der Personalnummer für die Dozenten übereinstimmt:</text:p>
      <text:p text:style-name="P12"/>
      <table:table table:name="Tabelle45" table:style-name="Tabelle45">
        <table:table-column table:style-name="Tabelle45.A"/>
        <table:table-column table:style-name="Tabelle45.B"/>
        <table:table-column table:style-name="Tabelle45.C"/>
        <table:table-row>
          <table:table-cell table:style-name="Tabelle45.A1" office:value-type="string">
            <text:p text:style-name="P36"/>
          </table:table-cell>
          <table:table-cell table:style-name="Tabelle45.A1" office:value-type="string">
            <text:p text:style-name="P33">Verbund von Kurs und Dozent (Kreuzprodukt)</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row>
                <table:table-cell table:style-name="Tabelle46.A1" office:value-type="string">
                  <text:p text:style-name="P40">KursNr</text:p>
                </table:table-cell>
                <table:table-cell table:style-name="Tabelle46.A1" office:value-type="string">
                  <text:p text:style-name="P36">Titel</text:p>
                </table:table-cell>
                <table:table-cell table:style-name="Tabelle46.A1" office:value-type="string">
                  <text:p text:style-name="P30">PersNr</text:p>
                  <text:p text:style-name="P31">(Kurs)</text:p>
                </table:table-cell>
                <table:table-cell table:style-name="Tabelle46.A1" office:value-type="string">
                  <text:p text:style-name="P31">PersNr</text:p>
                  <text:p text:style-name="P31">(Dozent)</text:p>
                </table:table-cell>
                <table:table-cell table:style-name="Tabelle46.E1" office:value-type="string">
                  <text:p text:style-name="P38">Name</text:p>
                </table:table-cell>
              </table:table-row>
              <table:table-row>
                <table:table-cell table:style-name="Tabelle46.A2" office:value-type="string">
                  <text:p text:style-name="P63">K01</text:p>
                </table:table-cell>
                <table:table-cell table:style-name="Tabelle46.A2" office:value-type="string">
                  <text:p text:style-name="P63">Java</text:p>
                </table:table-cell>
                <table:table-cell table:style-name="Tabelle46.A2" office:value-type="string">
                  <text:p text:style-name="P63">D02</text:p>
                </table:table-cell>
                <table:table-cell table:style-name="Tabelle46.A2" office:value-type="string">
                  <text:p text:style-name="P63">D01</text:p>
                </table:table-cell>
                <table:table-cell table:style-name="Tabelle46.E2" office:value-type="string">
                  <text:p text:style-name="P63">Wirth</text:p>
                </table:table-cell>
              </table:table-row>
              <table:table-row>
                <table:table-cell table:style-name="Tabelle46.A3" office:value-type="string">
                  <text:p text:style-name="P63">K01</text:p>
                </table:table-cell>
                <table:table-cell table:style-name="Tabelle46.A3" office:value-type="string">
                  <text:p text:style-name="P63">Java</text:p>
                </table:table-cell>
                <table:table-cell table:style-name="Tabelle46.A3" office:value-type="string">
                  <text:p text:style-name="P55">D02</text:p>
                </table:table-cell>
                <table:table-cell table:style-name="Tabelle46.A3" office:value-type="string">
                  <text:p text:style-name="P55">D02</text:p>
                </table:table-cell>
                <table:table-cell table:style-name="Tabelle46.E3" office:value-type="string">
                  <text:p text:style-name="P63">Dijkstra</text:p>
                </table:table-cell>
              </table:table-row>
              <table:table-row>
                <table:table-cell table:style-name="Tabelle46.A2" office:value-type="string">
                  <text:p text:style-name="P63">K01</text:p>
                </table:table-cell>
                <table:table-cell table:style-name="Tabelle46.A2" office:value-type="string">
                  <text:p text:style-name="P63">Java</text:p>
                </table:table-cell>
                <table:table-cell table:style-name="Tabelle46.A2" office:value-type="string">
                  <text:p text:style-name="P63">D02</text:p>
                </table:table-cell>
                <table:table-cell table:style-name="Tabelle46.A2" office:value-type="string">
                  <text:p text:style-name="P63">D03</text:p>
                </table:table-cell>
                <table:table-cell table:style-name="Tabelle46.E2" office:value-type="string">
                  <text:p text:style-name="P63">Knuth</text:p>
                </table:table-cell>
              </table:table-row>
              <table:table-row>
                <table:table-cell table:style-name="Tabelle46.A2" office:value-type="string">
                  <text:p text:style-name="P63">K02</text:p>
                </table:table-cell>
                <table:table-cell table:style-name="Tabelle46.A2" office:value-type="string">
                  <text:p text:style-name="P63">HTML</text:p>
                </table:table-cell>
                <table:table-cell table:style-name="Tabelle46.A2" office:value-type="string">
                  <text:p text:style-name="P63">D02</text:p>
                </table:table-cell>
                <table:table-cell table:style-name="Tabelle46.A2" office:value-type="string">
                  <text:p text:style-name="P63">D01</text:p>
                </table:table-cell>
                <table:table-cell table:style-name="Tabelle46.E2" office:value-type="string">
                  <text:p text:style-name="P63">Wirth</text:p>
                </table:table-cell>
              </table:table-row>
              <table:table-row>
                <table:table-cell table:style-name="Tabelle46.A3" office:value-type="string">
                  <text:p text:style-name="P63">K02</text:p>
                </table:table-cell>
                <table:table-cell table:style-name="Tabelle46.A3" office:value-type="string">
                  <text:p text:style-name="P63">HTML</text:p>
                </table:table-cell>
                <table:table-cell table:style-name="Tabelle46.A3" office:value-type="string">
                  <text:p text:style-name="P55">D02</text:p>
                </table:table-cell>
                <table:table-cell table:style-name="Tabelle46.A3" office:value-type="string">
                  <text:p text:style-name="P55">D02</text:p>
                </table:table-cell>
                <table:table-cell table:style-name="Tabelle46.E3" office:value-type="string">
                  <text:p text:style-name="P63">Dijkstra</text:p>
                </table:table-cell>
              </table:table-row>
              <table:table-row>
                <table:table-cell table:style-name="Tabelle46.A2" office:value-type="string">
                  <text:p text:style-name="P63">K02</text:p>
                </table:table-cell>
                <table:table-cell table:style-name="Tabelle46.A2" office:value-type="string">
                  <text:p text:style-name="P63">HTML</text:p>
                </table:table-cell>
                <table:table-cell table:style-name="Tabelle46.A2" office:value-type="string">
                  <text:p text:style-name="P63">D02</text:p>
                </table:table-cell>
                <table:table-cell table:style-name="Tabelle46.A2" office:value-type="string">
                  <text:p text:style-name="P63">D03</text:p>
                </table:table-cell>
                <table:table-cell table:style-name="Tabelle46.E2" office:value-type="string">
                  <text:p text:style-name="P63">Knuth</text:p>
                </table:table-cell>
              </table:table-row>
              <table:table-row>
                <table:table-cell table:style-name="Tabelle46.A3" office:value-type="string">
                  <text:p text:style-name="P63">K03</text:p>
                </table:table-cell>
                <table:table-cell table:style-name="Tabelle46.A3" office:value-type="string">
                  <text:p text:style-name="P63">Datenbank</text:p>
                </table:table-cell>
                <table:table-cell table:style-name="Tabelle46.A3" office:value-type="string">
                  <text:p text:style-name="P55">D01</text:p>
                </table:table-cell>
                <table:table-cell table:style-name="Tabelle46.A3" office:value-type="string">
                  <text:p text:style-name="P55">D01</text:p>
                </table:table-cell>
                <table:table-cell table:style-name="Tabelle46.E3" office:value-type="string">
                  <text:p text:style-name="P63">Wirth</text:p>
                </table:table-cell>
              </table:table-row>
              <table:table-row>
                <table:table-cell table:style-name="Tabelle46.A2" office:value-type="string">
                  <text:p text:style-name="P63">K03</text:p>
                </table:table-cell>
                <table:table-cell table:style-name="Tabelle46.A2" office:value-type="string">
                  <text:p text:style-name="P63">Datenbank</text:p>
                </table:table-cell>
                <table:table-cell table:style-name="Tabelle46.A2" office:value-type="string">
                  <text:p text:style-name="P63">D01</text:p>
                </table:table-cell>
                <table:table-cell table:style-name="Tabelle46.A2" office:value-type="string">
                  <text:p text:style-name="P63">D02</text:p>
                </table:table-cell>
                <table:table-cell table:style-name="Tabelle46.E2" office:value-type="string">
                  <text:p text:style-name="P63">Dijkstra</text:p>
                </table:table-cell>
              </table:table-row>
              <table:table-row>
                <table:table-cell table:style-name="Tabelle46.A2" office:value-type="string">
                  <text:p text:style-name="P63">K03</text:p>
                </table:table-cell>
                <table:table-cell table:style-name="Tabelle46.A2" office:value-type="string">
                  <text:p text:style-name="P63">Datenbank</text:p>
                </table:table-cell>
                <table:table-cell table:style-name="Tabelle46.A2" office:value-type="string">
                  <text:p text:style-name="P63">D01</text:p>
                </table:table-cell>
                <table:table-cell table:style-name="Tabelle46.A2" office:value-type="string">
                  <text:p text:style-name="P63">D03</text:p>
                </table:table-cell>
                <table:table-cell table:style-name="Tabelle46.E2" office:value-type="string">
                  <text:p text:style-name="P63">Knuth</text:p>
                </table:table-cell>
              </table:table-row>
            </table:table>
            <text:p text:style-name="P36"/>
          </table:table-cell>
          <table:table-cell table:style-name="Tabelle45.A1" office:value-type="string">
            <text:p text:style-name="P36"/>
          </table:table-cell>
        </table:table-row>
      </table:table>
      <text:p text:style-name="P67"/>
      <text:p text:style-name="P12">Man schränkt das Kreuzprodukt mit SQL so ein, dass nur diese sinnvollen Datensätze in der Tabelle verbleiben. Dann hat man in jeder Zeile die Daten der Kurse verbunden mit den Daten der Dozenten, und kann so leicht herausfinden, wie der Dozent heißt, der den Kurs 'Java' leitet.</text:p>
      <text:p text:style-name="P10"/>
      <table:table table:name="Tabelle47" table:style-name="Tabelle47">
        <table:table-column table:style-name="Tabelle47.A"/>
        <table:table-column table:style-name="Tabelle47.B"/>
        <table:table-column table:style-name="Tabelle47.C"/>
        <table:table-row>
          <table:table-cell table:style-name="Tabelle47.A1" office:value-type="string">
            <text:p text:style-name="P36"/>
          </table:table-cell>
          <table:table-cell table:style-name="Tabelle47.A1" office:value-type="string">
            <text:p text:style-name="P33">Verbund von Kurs und Dozent (nur sinnvolle Zeile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row>
                <table:table-cell table:style-name="Tabelle48.A1" office:value-type="string">
                  <text:p text:style-name="P40">KursNr</text:p>
                </table:table-cell>
                <table:table-cell table:style-name="Tabelle48.A1" office:value-type="string">
                  <text:p text:style-name="P36">Titel</text:p>
                </table:table-cell>
                <table:table-cell table:style-name="Tabelle48.A1" office:value-type="string">
                  <text:p text:style-name="P30">PersNr</text:p>
                  <text:p text:style-name="P31">(Kurs)</text:p>
                </table:table-cell>
                <table:table-cell table:style-name="Tabelle48.A1" office:value-type="string">
                  <text:p text:style-name="P31">PersNr</text:p>
                  <text:p text:style-name="P31">(Dozent)</text:p>
                </table:table-cell>
                <table:table-cell table:style-name="Tabelle48.E1" office:value-type="string">
                  <text:p text:style-name="P38">Name</text:p>
                </table:table-cell>
              </table:table-row>
              <table:table-row>
                <table:table-cell table:style-name="Tabelle48.A2" office:value-type="string">
                  <text:p text:style-name="P63">K01</text:p>
                </table:table-cell>
                <table:table-cell table:style-name="Tabelle48.A2" office:value-type="string">
                  <text:p text:style-name="P55">Java</text:p>
                </table:table-cell>
                <table:table-cell table:style-name="Tabelle48.A2" office:value-type="string">
                  <text:p text:style-name="P63">D02</text:p>
                </table:table-cell>
                <table:table-cell table:style-name="Tabelle48.A2" office:value-type="string">
                  <text:p text:style-name="P63">D02</text:p>
                </table:table-cell>
                <table:table-cell table:style-name="Tabelle48.E2" office:value-type="string">
                  <text:p text:style-name="P55">Dijkstra</text:p>
                </table:table-cell>
              </table:table-row>
              <table:table-row>
                <table:table-cell table:style-name="Tabelle48.A2" office:value-type="string">
                  <text:p text:style-name="P63">K02</text:p>
                </table:table-cell>
                <table:table-cell table:style-name="Tabelle48.A2" office:value-type="string">
                  <text:p text:style-name="P63">HTML</text:p>
                </table:table-cell>
                <table:table-cell table:style-name="Tabelle48.A2" office:value-type="string">
                  <text:p text:style-name="P63">D02</text:p>
                </table:table-cell>
                <table:table-cell table:style-name="Tabelle48.A2" office:value-type="string">
                  <text:p text:style-name="P63">D02</text:p>
                </table:table-cell>
                <table:table-cell table:style-name="Tabelle48.E2" office:value-type="string">
                  <text:p text:style-name="P63">Dijkstra</text:p>
                </table:table-cell>
              </table:table-row>
              <table:table-row>
                <table:table-cell table:style-name="Tabelle48.A2" office:value-type="string">
                  <text:p text:style-name="P63">K03</text:p>
                </table:table-cell>
                <table:table-cell table:style-name="Tabelle48.A2" office:value-type="string">
                  <text:p text:style-name="P63">Datenbank</text:p>
                </table:table-cell>
                <table:table-cell table:style-name="Tabelle48.A2" office:value-type="string">
                  <text:p text:style-name="P63">D01</text:p>
                </table:table-cell>
                <table:table-cell table:style-name="Tabelle48.A2" office:value-type="string">
                  <text:p text:style-name="P63">D01</text:p>
                </table:table-cell>
                <table:table-cell table:style-name="Tabelle48.E2" office:value-type="string">
                  <text:p text:style-name="P63">Wirth</text:p>
                </table:table-cell>
              </table:table-row>
            </table:table>
            <text:p text:style-name="P36"/>
          </table:table-cell>
          <table:table-cell table:style-name="Tabelle47.A1" office:value-type="string">
            <text:p text:style-name="P36"/>
          </table:table-cell>
        </table:table-row>
      </table:table>
      <text:p text:style-name="P10"/>
      <text:p text:style-name="P12">Der SQL-Befehl <text:span text:style-name="T1">für einen solchen Verbund verwendet das Schlüsselwort „INNER JOIN“:</text:span></text:p>
      <text:p text:style-name="P12"/>
      <text:p text:style-name="P43"><text:span text:style-name="T3">SELECT</text:span> <text:span text:style-name="T20">Dozent.Name</text:span> <text:span text:style-name="T3">FROM</text:span> <text:span text:style-name="T20">Kurs </text:span><text:span text:style-name="T4">INNER JOIN</text:span><text:span text:style-name="T20"> Dozent</text:span></text:p>
      <text:p text:style-name="P44"><text:span text:style-name="T3">ON</text:span> Kurs.PersNr = Dozent.PersNr</text:p>
      <text:p text:style-name="P43"><text:span text:style-name="T4">W</text:span><text:span text:style-name="T3">HERE</text:span> <text:span text:style-name="T20">Kurs.Name = 'Java'</text:span> ;</text:p>
      <text:p text:style-name="P12"/>
      <text:p text:style-name="P14">Zur Erläuterung:</text:p>
      <text:p text:style-name="P14"/>
      <text:list xml:id="list3402060015" text:style-name="L1">
        <text:list-item>
          <text:p text:style-name="P69"><text:span text:style-name="T14">Kurs </text:span><text:span text:style-name="T15">INNER JOIN</text:span><text:span text:style-name="T14"> Dozent</text:span> <text:s/>bildet das Kreuzprodukt der Tabellen Kurs und Dozent.<text:line-break/>„inner join“ bedeutet, dass man nur die Zeilen auswählt, bei denen die <text:span text:style-name="T1">Schlüsselattribute der beiden Tabellen</text:span> übereinstimmen – die anderen, sinnlosen Datensätze werden <text:span text:style-name="T24">aussortiert</text:span>.</text:p>
        </text:list-item>
      </text:list>
      <text:p text:style-name="P64"/>
      <text:list xml:id="list184514474821987" text:continue-numbering="true" text:style-name="L1">
        <text:list-item>
          <text:p text:style-name="P69"><text:span text:style-name="T15">ON</text:span><text:span text:style-name="T14"> Kurs.PersNr = Dozent.PersNr</text:span> <text:s/>ist die Bedingung, mit der die „sinnvollen“ Datensätze definiert werden – die Datenbank <text:span text:style-name="T27">erkennt</text:span> nämlich nicht automatisch, <text:span text:style-name="T27">welches die Schlüsselattribte sind</text:span>, auch wenn <text:span text:style-name="T27">diese</text:span> <text:span text:style-name="T27">(wie hier im Beispiel)</text:span> <text:span text:style-name="T27">den gleichen Namen haben.</text:span><text:line-break/>D.h. wir müssen bei <text:span text:style-name="T31">INNER </text:span>JOIN<text:span text:style-name="T30">s</text:span> <text:span text:style-name="T21">immer</text:span> angeben, welche Spalten übereinstimmen sollen.</text:p>
        </text:list-item>
      </text:list>
      <text:p text:style-name="P64"/>
      <text:list xml:id="list184515010962471" text:continue-numbering="true" text:style-name="L1">
        <text:list-item>
          <text:p text:style-name="P70">Sobald ein SQL-Befehl mehrere Tabellen be<text:span text:style-name="T32">inhaltet</text:span>, muss man für jede Spalte auch angeben, welche Tabelle gemeint ist, <text:span text:style-name="T31">mithilfe des </text:span><text:span text:style-name="T9">Punktoperators</text:span><text:span text:style-name="T31">: </text:span><text:s/><text:span text:style-name="T16">Tabelle.Spalte</text:span><text:line-break/><text:span text:style-name="T31">oder im Beispiel:</text:span> <text:span text:style-name="T14">Dozent.Name</text:span>, <text:span text:style-name="T14">Kurs.PersNr</text:span>, usw.</text:p>
        </text:list-item>
      </text:list>
      <text:p text:style-name="P72"><text:span text:style-name="T3">A</text:span><text:span text:style-name="T5">lternative Schreibweisen für JOINs</text:span></text:p>
      <text:p text:style-name="P22"/>
      <text:p text:style-name="P15">Für <text:span text:style-name="T27">den Verbund von Tabellen</text:span> gibt es <text:span text:style-name="T27">in SQL </text:span>zwei alternative Schreibweisen.</text:p>
      <text:p text:style-name="P15">Bei der einen wird explizit das Schlüsselwort JOIN verwendet, bei der anderen lässt man es weg.</text:p>
      <text:p text:style-name="P13"/>
      <text:p text:style-name="P15">Schreibweise mit <text:span text:style-name="T23">Schlüsselwort </text:span>JOIN:</text:p>
      <text:p text:style-name="P15"/>
      <text:p text:style-name="P45">SELECT <text:span text:style-name="T20">Dozent.Name</text:span> FROM <text:span text:style-name="T4">Kurs INNER JOIN Dozent</text:span></text:p>
      <text:p text:style-name="P49"><text:span text:style-name="T3">ON</text:span> Kurs.PersNr = Dozent.PersNr</text:p>
      <text:p text:style-name="P45"><text:span text:style-name="T4">W</text:span><text:span text:style-name="T3">HERE</text:span> <text:span text:style-name="T20">Kurs.Name = 'Java'</text:span> ;</text:p>
      <text:p text:style-name="P26"/>
      <text:p text:style-name="P15">Alternative ohne <text:span text:style-name="T23">Schlüsselwort </text:span>JOIN <text:span text:style-name="T23">(gleiche Bedeutung)</text:span>:</text:p>
      <text:p text:style-name="P15"/>
      <text:p text:style-name="P45">SELECT <text:span text:style-name="T20">Dozent.Name</text:span> FROM <text:span text:style-name="T4">Kurs, Dozent</text:span></text:p>
      <text:p text:style-name="P49"><text:span text:style-name="T5">WHERE</text:span> Kurs.PersNr = Dozent.PersNr</text:p>
      <text:p text:style-name="P45"><text:span text:style-name="T5">AND</text:span><text:span text:style-name="T22"> <text:s/></text:span><text:s/><text:span text:style-name="T20">Kurs.Name = 'Java'</text:span> ;</text:p>
      <text:p text:style-name="P26"/>
      <text:p text:style-name="P13"/>
      <text:p text:style-name="P28"><text:span text:style-name="T5">J</text:span><text:span text:style-name="T3">OINs über drei oder mehr Tabellen</text:span></text:p>
      <text:p text:style-name="P23"/>
      <text:p text:style-name="P17">Für die Abfrage „Welche Kurse besucht der Student mit Namen 'Jansen'“ braucht es schon drei Tabellen: Aus Tabelle „Student“ erhalten wir die Matrikelnummer, damit aus der Tabelle „besucht“ die Kursnummer, und darüber aus der Tabelle „Kurs“ den Namen des Kurses:</text:p>
      <text:p text:style-name="P17"/>
      <table:table table:name="Tabelle49" table:style-name="Tabelle49">
        <table:table-column table:style-name="Tabelle49.A" table:number-columns-repeated="6"/>
        <table:table-column table:style-name="Tabelle49.G"/>
        <table:table-row>
          <table:table-cell table:style-name="Tabelle49.A1" table:number-columns-spanned="2" office:value-type="string">
            <text:p text:style-name="P25">Student</text:p>
          </table:table-cell>
          <table:covered-table-cell/>
          <table:table-cell table:style-name="Tabelle49.C1" table:number-columns-spanned="2" office:value-type="string">
            <text:p text:style-name="P25">besucht</text:p>
          </table:table-cell>
          <table:covered-table-cell/>
          <table:table-cell table:style-name="Tabelle49.A1" table:number-columns-spanned="3" office:value-type="string">
            <text:p text:style-name="P25">Kurs</text:p>
          </table:table-cell>
          <table:covered-table-cell/>
          <table:covered-table-cell/>
        </table:table-row>
        <table:table-row>
          <table:table-cell table:style-name="Tabelle49.A2" office:value-type="string">
            <text:p text:style-name="P57">MatrNr</text:p>
          </table:table-cell>
          <table:table-cell table:style-name="Tabelle49.A2" office:value-type="string">
            <text:p text:style-name="P5">Name</text:p>
          </table:table-cell>
          <table:table-cell table:style-name="Tabelle49.A2" office:value-type="string">
            <text:p text:style-name="P57">MatrNr</text:p>
          </table:table-cell>
          <table:table-cell table:style-name="Tabelle49.A2" office:value-type="string">
            <text:p text:style-name="P60">KursNr</text:p>
          </table:table-cell>
          <table:table-cell table:style-name="Tabelle49.A2" office:value-type="string">
            <text:p text:style-name="P60">KursNr</text:p>
          </table:table-cell>
          <table:table-cell table:style-name="Tabelle49.A2" office:value-type="string">
            <text:p text:style-name="P5">Titel</text:p>
          </table:table-cell>
          <table:table-cell table:style-name="Tabelle49.G2" office:value-type="string">
            <text:p text:style-name="P5">PersNr</text:p>
          </table:table-cell>
        </table:table-row>
        <table:table-row>
          <table:table-cell table:style-name="Tabelle49.A3" office:value-type="string">
            <text:p text:style-name="P56">1013</text:p>
          </table:table-cell>
          <table:table-cell table:style-name="Tabelle49.F3" office:value-type="string">
            <text:p text:style-name="P8">Jansen</text:p>
          </table:table-cell>
          <table:table-cell table:style-name="Tabelle49.F3" office:value-type="string">
            <text:p text:style-name="P58">1013</text:p>
          </table:table-cell>
          <table:table-cell table:style-name="Tabelle49.F3" office:value-type="string">
            <text:p text:style-name="P62">K02</text:p>
          </table:table-cell>
          <table:table-cell table:style-name="Tabelle49.F3" office:value-type="string">
            <text:p text:style-name="P61">K02</text:p>
          </table:table-cell>
          <table:table-cell table:style-name="Tabelle49.F3" office:value-type="string">
            <text:p text:style-name="P5">HTML</text:p>
          </table:table-cell>
          <table:table-cell table:style-name="Tabelle49.G3" office:value-type="string">
            <text:p text:style-name="P5">D02</text:p>
          </table:table-cell>
        </table:table-row>
      </table:table>
      <text:p text:style-name="P17"/>
      <text:p text:style-name="P15"/>
      <text:p text:style-name="P17">Bei diesem JOIN müssen wir zwei <text:span text:style-name="T28">Schlüsselattribute</text:span> definieren:</text:p>
      <text:p text:style-name="P28"><text:span text:style-name="T18">MatrNr</text:span><text:span text:style-name="T17"> für die Tabellen Student und besucht, sowie </text:span><text:span text:style-name="T18">KursNr</text:span><text:span text:style-name="T17"> für die Tabellen besucht und Kurs.</text:span></text:p>
      <text:p text:style-name="P15"/>
      <text:p text:style-name="P16"><text:span text:style-name="T25">Bei der </text:span>Schreibweise <text:span text:style-name="T10">mit</text:span> JOIN <text:span text:style-name="T25">hängt man mehrere JOINS mit ON hintereinander.</text:span></text:p>
      <text:p text:style-name="P18">Dabei werden die JOINs nacheinander in Klammern gesetzt.</text:p>
      <text:p text:style-name="P16"/>
      <text:p text:style-name="P47"><text:span text:style-name="T3">SELECT</text:span> <text:span text:style-name="T25">Kurs.Titel</text:span> <text:span text:style-name="T3">FROM</text:span> </text:p>
      <text:p text:style-name="P47"><text:span text:style-name="T29">(Student </text:span><text:span text:style-name="T4">INNER JOIN</text:span><text:span text:style-name="T20"> besucht </text:span><text:span text:style-name="T4">ON</text:span><text:span text:style-name="T20"> Student.MatrNr = besucht.MatrNr)</text:span></text:p>
      <text:p text:style-name="P50"><text:s text:c="9"/><text:span text:style-name="T3">INNER JOIN</text:span> <text:span text:style-name="T25">Kurs <text:s text:c="3"/></text:span><text:span text:style-name="T6">ON</text:span><text:span text:style-name="T25"> besucht.KursNr = Kurs.KursNr</text:span></text:p>
      <text:p text:style-name="P46"><text:span text:style-name="T4">W</text:span><text:span text:style-name="T3">HERE</text:span> <text:span text:style-name="T25">Student.Name = 'Jansen'</text:span> ;</text:p>
      <text:p text:style-name="P27"/>
      <text:p text:style-name="P16"><text:span text:style-name="T26">Bei der Schreibweise </text:span><text:span text:style-name="T11">ohne</text:span><text:span text:style-name="T26"> </text:span>JOIN <text:span text:style-name="T26">hängt man die Bedingungen mit AND hintereinander</text:span>:</text:p>
      <text:p text:style-name="P16"/>
      <text:p text:style-name="P48"><text:span text:style-name="T3">SELECT</text:span> <text:span text:style-name="T25">Kurs.Titel</text:span> <text:span text:style-name="T3">FROM</text:span> </text:p>
      <text:p text:style-name="P52">Student, besucht, Kurs </text:p>
      <text:p text:style-name="P48"><text:span text:style-name="T7">WHERE </text:span><text:span text:style-name="T20">Student.MatrNr = besucht.MatrNr <text:s text:c="2"/></text:span><text:span text:style-name="T12">(1. </text:span><text:span text:style-name="T13">Schlüsselattribut</text:span><text:span text:style-name="T12">)</text:span></text:p>
      <text:p text:style-name="P51"><text:span text:style-name="T7">AND</text:span><text:span text:style-name="T26"> <text:s text:c="2"/>besucht.KursNr = Kurs.KursNr <text:s text:c="2"/></text:span><text:s text:c="3"/><text:span text:style-name="T12">(2. </text:span><text:span text:style-name="T13">Schlüsselattribut</text:span><text:span text:style-name="T12">)</text:span></text:p>
      <text:p text:style-name="P48"><text:span text:style-name="T7">AND</text:span> <text:s text:c="2"/><text:span text:style-name="T25">Student.Name = 'Jansen'</text:span> ;<text:span text:style-name="T20"> <text:s text:c="8"/></text:span><text:span text:style-name="T12">(Suchkriterium)</text:span></text:p>
      <text:p text:style-name="P19"/>
      <text:p text:style-name="P68"><draw:frame text:anchor-type="paragraph" draw:z-index="2" draw:name="Form1" draw:style-name="gr2" draw:text-style-name="P74" svg:width="1.795cm" svg:height="0.63cm" svg:x="15.217cm" svg:y="0.28cm"><draw:image xlink:href="Pictures/10000000000000580000001F196641809BB809C4.png" xlink:type="simple" xlink:show="embed" xlink:actuate="onLoad" loext:mime-type="image/png"><text:p/></draw:image></draw:frame></text:p>
      <text:p text:style-name="P65"><text:span text:style-name="T33">Autor: </text:span><text:span text:style-name="T34">Christian Pothmann – </text:span><text:a xlink:type="simple" xlink:href="https://cpothmann.de/" text:style-name="Internet_20_link" text:visited-style-name="Visited_20_Internet_20_Link"><text:span text:style-name="T34">c</text:span></text:a><text:a xlink:type="simple" xlink:href="https://cpothmann.de/" text:style-name="Internet_20_link" text:visited-style-name="Visited_20_Internet_20_Link"><text:span text:style-name="T35">pothmann.de</text:span></text:a><text:span text:style-name="T35">, </text:span><text:span text:style-name="T36">f</text:span><text:span text:style-name="T34">reigegeben unter </text:span><text:a xlink:type="simple" xlink:href="https://creativecommons.org/licenses/by-nc-sa/4.0/" text:style-name="Internet_20_link" text:visited-style-name="Visited_20_Internet_20_Link"><text:span text:style-name="T34">CC BY-NC-SA 4.0</text:span></text:a><text:span text:style-name="T34">, </text:span><text:span text:style-name="T37">Ju</text:span><text:span text:style-name="T38">l</text:span><text:span text:style-name="T37">i</text:span><text:span text:style-name="T39">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cbfa8" officeooo:paragraph-rsid="003cbfa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7b1612"/>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QL <text:span text:style-name="MT1">Verbund (Join)</text:spa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09T18:45:13.619000000</dc:date>
    <meta:editing-duration>PT11H24M5S</meta:editing-duration>
    <meta:editing-cycles>94</meta:editing-cycles>
    <meta:generator>LibreOffice/6.2.5.2$Windows_X86_64 LibreOffice_project/1ec314fa52f458adc18c4f025c545a4e8b22c159</meta:generator>
    <meta:document-statistic meta:table-count="16" meta:image-count="0" meta:object-count="0" meta:page-count="3" meta:paragraph-count="258" meta:word-count="812" meta:character-count="5118" meta:non-whitespace-character-count="4522"/>
  </office:meta>
</office:document-meta>
</file>